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6.64mm" svg:y="59.05mm">
            <loext:p draw:notify-on-update-of-ranges="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92.96mm" svg:y="176.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12" table:formula="of:=([.C3]-[.G3])" office:value-type="float" office:value="6.67554546226095" calcext:value-type="float">
            <text:p>7</text:p>
          </table:table-cell>
          <table:table-cell table:style-name="ce12" office:value-type="string" calcext:value-type="string">
            <text:p>,</text:p>
          </table:table-cell>
          <table:table-cell table:style-name="ce12" table:formula="of:=([.D3]-[.G3]+[.$A$3])/2" office:value-type="float" office:value="17.0985782501039"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12" table:formula="of:=([.C4]-[.G4])" office:value-type="float" office:value="16.0591251341896" calcext:value-type="float">
            <text:p>16</text:p>
          </table:table-cell>
          <table:table-cell table:style-name="ce12" office:value-type="string" calcext:value-type="string">
            <text:p>,</text:p>
          </table:table-cell>
          <table:table-cell table:style-name="ce12" table:formula="of:=([.D4]-[.G4]+[.$A$3])/2" office:value-type="float" office:value="17.179121611877"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12" table:formula="of:=([.C5]-[.G5])" office:value-type="float" office:value="25.4330313896269" calcext:value-type="float">
            <text:p>25</text:p>
          </table:table-cell>
          <table:table-cell table:style-name="ce12" office:value-type="string" calcext:value-type="string">
            <text:p>,</text:p>
          </table:table-cell>
          <table:table-cell table:style-name="ce12" table:formula="of:=([.D5]-[.G5]+[.$A$3])/2" office:value-type="float" office:value="17.3261181456277"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12" table:formula="of:=([.C6]-[.G6])" office:value-type="float" office:value="34.7916177379574" calcext:value-type="float">
            <text:p>35</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12" table:formula="of:=([.C7]-[.G7])" office:value-type="float" office:value="44.1292469167049" calcext:value-type="float">
            <text:p>44</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12" table:formula="of:=([.C8]-[.G8])" office:value-type="float" office:value="53.4402942872085" calcext:value-type="float">
            <text:p>53</text:p>
          </table:table-cell>
          <table:table-cell table:style-name="ce12" office:value-type="string" calcext:value-type="string">
            <text:p>,</text:p>
          </table:table-cell>
          <table:table-cell table:style-name="ce12" table:formula="of:=([.D8]-[.G8]+[.$A$3])/2" office:value-type="float" office:value="18.1647415261601"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12" table:formula="of:=([.C9]-[.G9])" office:value-type="float" office:value="62.7191512226949" calcext:value-type="float">
            <text:p>63</text:p>
          </table:table-cell>
          <table:table-cell table:style-name="ce12" office:value-type="string" calcext:value-type="string">
            <text:p>,</text:p>
          </table:table-cell>
          <table:table-cell table:style-name="ce12" table:formula="of:=([.D9]-[.G9]+[.$A$3])/2" office:value-type="float" office:value="18.5762659510852"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12" table:formula="of:=([.C10]-[.G10])" office:value-type="float" office:value="71.9602284867049" calcext:value-type="float">
            <text:p>72</text:p>
          </table:table-cell>
          <table:table-cell table:style-name="ce12" office:value-type="string" calcext:value-type="string">
            <text:p>,</text:p>
          </table:table-cell>
          <table:table-cell table:style-name="ce12" table:formula="of:=([.D10]-[.G10]+[.$A$3])/2" office:value-type="float" office:value="19.0534019604806"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12" table:formula="of:=([.C11]-[.G11])" office:value-type="float" office:value="81.1579595998407" calcext:value-type="float">
            <text:p>81</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5"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12" table:formula="of:=([.C12]-[.G12])" office:value-type="float" office:value="90.3068041928052" calcext:value-type="float">
            <text:p>90</text:p>
          </table:table-cell>
          <table:table-cell table:style-name="ce12" office:value-type="string" calcext:value-type="string">
            <text:p>,</text:p>
          </table:table-cell>
          <table:table-cell table:style-name="ce12" table:formula="of:=([.D12]-[.G12]+[.$A$3])/2" office:value-type="float" office:value="20.2033197482783"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12" table:formula="of:=([.C13]-[.G13])" office:value-type="float" office:value="99.4012513437128" calcext:value-type="float">
            <text:p>99</text:p>
          </table:table-cell>
          <table:table-cell table:style-name="ce12" office:value-type="string" calcext:value-type="string">
            <text:p>,</text:p>
          </table:table-cell>
          <table:table-cell table:style-name="ce12" table:formula="of:=([.D13]-[.G13]+[.$A$3])/2" office:value-type="float" office:value="20.8754088592036" calcext:value-type="float">
            <text:p>21</text:p>
          </table:table-cell>
          <table:table-cell table:style-name="ce12" table:formula="of:=([.E13]-[.G13]+[.$A$3])/2" office:value-type="float" office:value="234.124591140796"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12" table:formula="of:=([.C14]-[.G14])" office:value-type="float" office:value="108.435822897663" calcext:value-type="float">
            <text:p>108</text:p>
          </table:table-cell>
          <table:table-cell table:style-name="ce12" office:value-type="string" calcext:value-type="string">
            <text:p>,</text:p>
          </table:table-cell>
          <table:table-cell table:style-name="ce12" table:formula="of:=([.D14]-[.G14]+[.$A$3])/2" office:value-type="float" office:value="21.6117246368818"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12" table:formula="of:=([.C15]-[.G15])" office:value-type="float" office:value="117.405076766576" calcext:value-type="float">
            <text:p>117</text:p>
          </table:table-cell>
          <table:table-cell table:style-name="ce12" office:value-type="string" calcext:value-type="string">
            <text:p>,</text:p>
          </table:table-cell>
          <table:table-cell table:style-name="ce12" table:formula="of:=([.D15]-[.G15]+[.$A$3])/2" office:value-type="float" office:value="22.411823552221"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12" table:formula="of:=([.C16]-[.G16])" office:value-type="float" office:value="126.303610207304" calcext:value-type="float">
            <text:p>126</text:p>
          </table:table-cell>
          <table:table-cell table:style-name="ce12" office:value-type="string" calcext:value-type="string">
            <text:p>,</text:p>
          </table:table-cell>
          <table:table-cell table:style-name="ce12" table:formula="of:=([.D16]-[.G16]+[.$A$3])/2" office:value-type="float" office:value="23.2752236555525" calcext:value-type="float">
            <text:p>23</text:p>
          </table:table-cell>
          <table:table-cell table:style-name="ce12" table:formula="of:=([.E16]-[.G16]+[.$A$3])/2" office:value-type="float" office:value="231.724776344448"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12" table:formula="of:=([.C17]-[.G17])" office:value-type="float" office:value="135.126063076039" calcext:value-type="float">
            <text:p>135</text:p>
          </table:table-cell>
          <table:table-cell table:style-name="ce12" office:value-type="string" calcext:value-type="string">
            <text:p>,</text:p>
          </table:table-cell>
          <table:table-cell table:style-name="ce12" table:formula="of:=([.D17]-[.G17]+[.$A$3])/2" office:value-type="float" office:value="24.2014048669384"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12" table:formula="of:=([.C18]-[.G18])" office:value-type="float" office:value="143.867121057066" calcext:value-type="float">
            <text:p>144</text:p>
          </table:table-cell>
          <table:table-cell table:style-name="ce12" office:value-type="string" calcext:value-type="string">
            <text:p>,</text:p>
          </table:table-cell>
          <table:table-cell table:style-name="ce12" table:formula="of:=([.D18]-[.G18]+[.$A$3])/2" office:value-type="float" office:value="25.1898092894492"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12" table:formula="of:=([.C19]-[.G19])" office:value-type="float" office:value="152.521518863907" calcext:value-type="float">
            <text:p>153</text:p>
          </table:table-cell>
          <table:table-cell table:style-name="ce12" office:value-type="string" calcext:value-type="string">
            <text:p>,</text:p>
          </table:table-cell>
          <table:table-cell table:style-name="ce12" table:formula="of:=([.D19]-[.G19]+[.$A$3])/2" office:value-type="float" office:value="26.2398415452195"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12" table:formula="of:=([.C20]-[.G20])" office:value-type="float" office:value="161.084043410931" calcext:value-type="float">
            <text:p>161</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12" table:formula="of:=([.C21]-[.G21])" office:value-type="float" office:value="169.549536953523" calcext:value-type="float">
            <text:p>170</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39"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12" table:formula="of:=([.C22]-[.G22])" office:value-type="float" office:value="177.912900194922" calcext:value-type="float">
            <text:p>178</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2"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12" table:formula="of:=([.C23]-[.G23])" office:value-type="float" office:value="186.169095357834" calcext:value-type="float">
            <text:p>186</text:p>
          </table:table-cell>
          <table:table-cell table:style-name="ce12" office:value-type="string" calcext:value-type="string">
            <text:p>,</text:p>
          </table:table-cell>
          <table:table-cell table:style-name="ce12" table:formula="of:=([.D23]-[.G23]+[.$A$3])/2" office:value-type="float" office:value="31.0430502185709"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12" table:formula="of:=([.C24]-[.G24])" office:value-type="float" office:value="192.265569119573" calcext:value-type="float">
            <text:p>192</text:p>
          </table:table-cell>
          <table:table-cell table:style-name="ce12" office:value-type="string" calcext:value-type="string">
            <text:p>,</text:p>
          </table:table-cell>
          <table:table-cell table:style-name="ce12" table:formula="of:=([.D24]-[.G24]+[.$A$3])/2" office:value-type="float" office:value="31.3672154402135"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1"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12" table:formula="of:=([.C25]-[.G25])" office:value-type="float" office:value="194.873827189235" calcext:value-type="float">
            <text:p>195</text:p>
          </table:table-cell>
          <table:table-cell table:style-name="ce12" office:value-type="string" calcext:value-type="string">
            <text:p>,</text:p>
          </table:table-cell>
          <table:table-cell table:style-name="ce12" table:formula="of:=([.D25]-[.G25]+[.$A$3])/2" office:value-type="float" office:value="30.0630864053826"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12" table:formula="of:=([.C26]-[.G26])" office:value-type="float" office:value="197.3647005522" calcext:value-type="float">
            <text:p>197</text:p>
          </table:table-cell>
          <table:table-cell table:style-name="ce12" office:value-type="string" calcext:value-type="string">
            <text:p>,</text:p>
          </table:table-cell>
          <table:table-cell table:style-name="ce12" table:formula="of:=([.D26]-[.G26]+[.$A$3])/2" office:value-type="float" office:value="28.8176497239002"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12" table:formula="of:=([.C27]-[.G27])" office:value-type="float" office:value="199.736688799493" calcext:value-type="float">
            <text:p>200</text:p>
          </table:table-cell>
          <table:table-cell table:style-name="ce12" office:value-type="string" calcext:value-type="string">
            <text:p>,</text:p>
          </table:table-cell>
          <table:table-cell table:style-name="ce12" table:formula="of:=([.D27]-[.G27]+[.$A$3])/2" office:value-type="float" office:value="27.6316556002534"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9"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12" table:formula="of:=([.C28]-[.G28])" office:value-type="float" office:value="201.98836313409" calcext:value-type="float">
            <text:p>202</text:p>
          </table:table-cell>
          <table:table-cell table:style-name="ce12" office:value-type="string" calcext:value-type="string">
            <text:p>,</text:p>
          </table:table-cell>
          <table:table-cell table:style-name="ce12" table:formula="of:=([.D28]-[.G28]+[.$A$3])/2" office:value-type="float" office:value="26.505818432955"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12" table:formula="of:=([.C29]-[.G29])" office:value-type="float" office:value="204.118367231566" calcext:value-type="float">
            <text:p>204</text:p>
          </table:table-cell>
          <table:table-cell table:style-name="ce12" office:value-type="string" calcext:value-type="string">
            <text:p>,</text:p>
          </table:table-cell>
          <table:table-cell table:style-name="ce12" table:formula="of:=([.D29]-[.G29]+[.$A$3])/2" office:value-type="float" office:value="25.440816384217"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12" table:formula="of:=([.C30]-[.G30])" office:value-type="float" office:value="206.125418057099" calcext:value-type="float">
            <text:p>206</text:p>
          </table:table-cell>
          <table:table-cell table:style-name="ce12" office:value-type="string" calcext:value-type="string">
            <text:p>,</text:p>
          </table:table-cell>
          <table:table-cell table:style-name="ce12" table:formula="of:=([.D30]-[.G30]+[.$A$3])/2" office:value-type="float" office:value="24.4372909714505"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12" table:formula="of:=([.C31]-[.G31])" office:value-type="float" office:value="208.008306638321" calcext:value-type="float">
            <text:p>208</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12" table:formula="of:=([.C32]-[.G32])" office:value-type="float" office:value="209.765898793555" calcext:value-type="float">
            <text:p>210</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12" table:formula="of:=([.C33]-[.G33])" office:value-type="float" office:value="211.397135815007" calcext:value-type="float">
            <text:p>211</text:p>
          </table:table-cell>
          <table:table-cell table:style-name="ce12" office:value-type="string" calcext:value-type="string">
            <text:p>,</text:p>
          </table:table-cell>
          <table:table-cell table:style-name="ce12" table:formula="of:=([.D33]-[.G33]+[.$A$3])/2" office:value-type="float" office:value="21.8014320924963"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9"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12" table:formula="of:=([.C34]-[.G34])" office:value-type="float" office:value="212.901035106493" calcext:value-type="float">
            <text:p>213</text:p>
          </table:table-cell>
          <table:table-cell table:style-name="ce12" office:value-type="string" calcext:value-type="string">
            <text:p>,</text:p>
          </table:table-cell>
          <table:table-cell table:style-name="ce12" table:formula="of:=([.D34]-[.G34]+[.$A$3])/2" office:value-type="float" office:value="21.0494824467533"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12" table:formula="of:=([.C35]-[.G35])" office:value-type="float" office:value="214.276690775314" calcext:value-type="float">
            <text:p>214</text:p>
          </table:table-cell>
          <table:table-cell table:style-name="ce12" office:value-type="string" calcext:value-type="string">
            <text:p>,</text:p>
          </table:table-cell>
          <table:table-cell table:style-name="ce12" table:formula="of:=([.D35]-[.G35]+[.$A$3])/2" office:value-type="float" office:value="20.3616546123432"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12" table:formula="of:=([.C36]-[.G36])" office:value-type="float" office:value="215.523274177933" calcext:value-type="float">
            <text:p>216</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12" table:formula="of:=([.C37]-[.G37])" office:value-type="float" office:value="216.640034419121" calcext:value-type="float">
            <text:p>217</text:p>
          </table:table-cell>
          <table:table-cell table:style-name="ce12" office:value-type="string" calcext:value-type="string">
            <text:p>,</text:p>
          </table:table-cell>
          <table:table-cell table:style-name="ce12" table:formula="of:=([.D37]-[.G37]+[.$A$3])/2" office:value-type="float" office:value="19.1799827904396"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5"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12" table:formula="of:=([.C38]-[.G38])" office:value-type="float" office:value="217.626298804268" calcext:value-type="float">
            <text:p>218</text:p>
          </table:table-cell>
          <table:table-cell table:style-name="ce12" office:value-type="string" calcext:value-type="string">
            <text:p>,</text:p>
          </table:table-cell>
          <table:table-cell table:style-name="ce12" table:formula="of:=([.D38]-[.G38]+[.$A$3])/2" office:value-type="float" office:value="18.6868505978662"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12" table:formula="of:=([.C39]-[.G39])" office:value-type="float" office:value="218.481473244586" calcext:value-type="float">
            <text:p>218</text:p>
          </table:table-cell>
          <table:table-cell table:style-name="ce12" office:value-type="string" calcext:value-type="string">
            <text:p>,</text:p>
          </table:table-cell>
          <table:table-cell table:style-name="ce12" table:formula="of:=([.D39]-[.G39]+[.$A$3])/2" office:value-type="float" office:value="18.2592633777068"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2"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12" table:formula="of:=([.C40]-[.G40])" office:value-type="float" office:value="219.205042614971" calcext:value-type="float">
            <text:p>219</text:p>
          </table:table-cell>
          <table:table-cell table:style-name="ce12" office:value-type="string" calcext:value-type="string">
            <text:p>,</text:p>
          </table:table-cell>
          <table:table-cell table:style-name="ce12" table:formula="of:=([.D40]-[.G40]+[.$A$3])/2" office:value-type="float" office:value="17.8974786925145"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12" table:formula="of:=([.C41]-[.G41])" office:value-type="float" office:value="219.796571064289" calcext:value-type="float">
            <text:p>220</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12" table:formula="of:=([.C42]-[.G42])" office:value-type="float" office:value="220.25570227792" calcext:value-type="float">
            <text:p>220</text:p>
          </table:table-cell>
          <table:table-cell table:style-name="ce12" office:value-type="string" calcext:value-type="string">
            <text:p>,</text:p>
          </table:table-cell>
          <table:table-cell table:style-name="ce12" table:formula="of:=([.D42]-[.G42]+[.$A$3])/2" office:value-type="float" office:value="17.3721488610397"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12" table:formula="of:=([.C43]-[.G43])" office:value-type="float" office:value="220.582159692391" calcext:value-type="float">
            <text:p>221</text:p>
          </table:table-cell>
          <table:table-cell table:style-name="ce12" office:value-type="string" calcext:value-type="string">
            <text:p>,</text:p>
          </table:table-cell>
          <table:table-cell table:style-name="ce12" table:formula="of:=([.D43]-[.G43]+[.$A$3])/2" office:value-type="float" office:value="17.2089201538043"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12" table:formula="of:=([.C44]-[.G44])" office:value-type="float" office:value="220.775746661962" calcext:value-type="float">
            <text:p>221</text:p>
          </table:table-cell>
          <table:table-cell table:style-name="ce12" office:value-type="string" calcext:value-type="string">
            <text:p>,</text:p>
          </table:table-cell>
          <table:table-cell table:style-name="ce12" table:formula="of:=([.D44]-[.G44]+[.$A$3])/2" office:value-type="float" office:value="17.1121266690191"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6"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12" table:formula="of:=([.C45]-[.G45])" office:value-type="float" office:value="220.83634657708" calcext:value-type="float">
            <text:p>221</text:p>
          </table:table-cell>
          <table:table-cell table:style-name="ce12" office:value-type="string" calcext:value-type="string">
            <text:p>,</text:p>
          </table:table-cell>
          <table:table-cell table:style-name="ce12" table:formula="of:=([.D45]-[.G45]+[.$A$3])/2" office:value-type="float" office:value="17.0818267114601"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12" table:formula="of:=([.C46]-[.G46])" office:value-type="float" office:value="220.763922934622" calcext:value-type="float">
            <text:p>221</text:p>
          </table:table-cell>
          <table:table-cell table:style-name="ce12" office:value-type="string" calcext:value-type="string">
            <text:p>,</text:p>
          </table:table-cell>
          <table:table-cell table:style-name="ce12" table:formula="of:=([.D46]-[.G46]+[.$A$3])/2" office:value-type="float" office:value="17.1180385326886"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12" table:formula="of:=([.C47]-[.G47])" office:value-type="float" office:value="220.558519359884" calcext:value-type="float">
            <text:p>221</text:p>
          </table:table-cell>
          <table:table-cell table:style-name="ce12" office:value-type="string" calcext:value-type="string">
            <text:p>,</text:p>
          </table:table-cell>
          <table:table-cell table:style-name="ce12" table:formula="of:=([.D47]-[.G47]+[.$A$3])/2" office:value-type="float" office:value="17.2207403200577"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12" table:formula="of:=([.C48]-[.G48])" office:value-type="float" office:value="220.220259580298" calcext:value-type="float">
            <text:p>220</text:p>
          </table:table-cell>
          <table:table-cell table:style-name="ce12" office:value-type="string" calcext:value-type="string">
            <text:p>,</text:p>
          </table:table-cell>
          <table:table-cell table:style-name="ce12" table:formula="of:=([.D48]-[.G48]+[.$A$3])/2" office:value-type="float" office:value="17.3898702098509"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12" table:formula="of:=([.C49]-[.G49])" office:value-type="float" office:value="219.749347350907" calcext:value-type="float">
            <text:p>220</text:p>
          </table:table-cell>
          <table:table-cell table:style-name="ce12" office:value-type="string" calcext:value-type="string">
            <text:p>,</text:p>
          </table:table-cell>
          <table:table-cell table:style-name="ce12" table:formula="of:=([.D49]-[.G49]+[.$A$3])/2" office:value-type="float" office:value="17.6253263245467"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12" table:formula="of:=([.C50]-[.G50])" office:value-type="float" office:value="219.146066331628" calcext:value-type="float">
            <text:p>219</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12" table:formula="of:=([.C51]-[.G51])" office:value-type="float" office:value="218.410779916391" calcext:value-type="float">
            <text:p>218</text:p>
          </table:table-cell>
          <table:table-cell table:style-name="ce12" office:value-type="string" calcext:value-type="string">
            <text:p>,</text:p>
          </table:table-cell>
          <table:table-cell table:style-name="ce12" table:formula="of:=([.D51]-[.G51]+[.$A$3])/2" office:value-type="float" office:value="18.2946100418045"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12" table:formula="of:=([.C52]-[.G52])" office:value-type="float" office:value="217.543931014236" calcext:value-type="float">
            <text:p>218</text:p>
          </table:table-cell>
          <table:table-cell table:style-name="ce12" office:value-type="string" calcext:value-type="string">
            <text:p>,</text:p>
          </table:table-cell>
          <table:table-cell table:style-name="ce12" table:formula="of:=([.D52]-[.G52]+[.$A$3])/2" office:value-type="float" office:value="18.7280344928815"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12" table:formula="of:=([.C53]-[.G53])" office:value-type="float" office:value="216.546041782532" calcext:value-type="float">
            <text:p>217</text:p>
          </table:table-cell>
          <table:table-cell table:style-name="ce12" office:value-type="string" calcext:value-type="string">
            <text:p>,</text:p>
          </table:table-cell>
          <table:table-cell table:style-name="ce12" table:formula="of:=([.D53]-[.G53]+[.$A$3])/2" office:value-type="float" office:value="19.2269791087342" calcext:value-type="float">
            <text:p>19</text:p>
          </table:table-cell>
          <table:table-cell table:style-name="ce12" table:formula="of:=([.E53]-[.G53]+[.$A$3])/2" office:value-type="float" office:value="89.9843853677092"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12" table:formula="of:=([.C54]-[.G54])" office:value-type="float" office:value="215.417713312434" calcext:value-type="float">
            <text:p>215</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7"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12" table:formula="of:=([.C55]-[.G55])" office:value-type="float" office:value="214.159625266825" calcext:value-type="float">
            <text:p>214</text:p>
          </table:table-cell>
          <table:table-cell table:style-name="ce12" office:value-type="string" calcext:value-type="string">
            <text:p>,</text:p>
          </table:table-cell>
          <table:table-cell table:style-name="ce12" table:formula="of:=([.D55]-[.G55]+[.$A$3])/2" office:value-type="float" office:value="20.4201873665874"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12" table:formula="of:=([.C56]-[.G56])" office:value-type="float" office:value="212.772535470899" calcext:value-type="float">
            <text:p>213</text:p>
          </table:table-cell>
          <table:table-cell table:style-name="ce12" office:value-type="string" calcext:value-type="string">
            <text:p>,</text:p>
          </table:table-cell>
          <table:table-cell table:style-name="ce12" table:formula="of:=([.D56]-[.G56]+[.$A$3])/2" office:value-type="float" office:value="21.1137322645504"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12" table:formula="of:=([.C57]-[.G57])" office:value-type="float" office:value="211.257279455683" calcext:value-type="float">
            <text:p>211</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12" table:formula="of:=([.C58]-[.G58])" office:value-type="float" office:value="209.614769954741" calcext:value-type="float">
            <text:p>210</text:p>
          </table:table-cell>
          <table:table-cell table:style-name="ce12" office:value-type="string" calcext:value-type="string">
            <text:p>,</text:p>
          </table:table-cell>
          <table:table-cell table:style-name="ce12" table:formula="of:=([.D58]-[.G58]+[.$A$3])/2" office:value-type="float" office:value="22.6926150226293"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3"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12" table:formula="of:=([.C59]-[.G59])" office:value-type="float" office:value="207.84599635438" calcext:value-type="float">
            <text:p>208</text:p>
          </table:table-cell>
          <table:table-cell table:style-name="ce12" office:value-type="string" calcext:value-type="string">
            <text:p>,</text:p>
          </table:table-cell>
          <table:table-cell table:style-name="ce12" table:formula="of:=([.D59]-[.G59]+[.$A$3])/2" office:value-type="float" office:value="23.57700182281"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12" table:formula="of:=([.C60]-[.G60])" office:value-type="float" office:value="205.952024097677" calcext:value-type="float">
            <text:p>206</text:p>
          </table:table-cell>
          <table:table-cell table:style-name="ce12" office:value-type="string" calcext:value-type="string">
            <text:p>,</text:p>
          </table:table-cell>
          <table:table-cell table:style-name="ce12" table:formula="of:=([.D60]-[.G60]+[.$A$3])/2" office:value-type="float" office:value="24.5239879511614"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12" table:formula="of:=([.C61]-[.G61])" office:value-type="float" office:value="203.9339940427" calcext:value-type="float">
            <text:p>204</text:p>
          </table:table-cell>
          <table:table-cell table:style-name="ce12" office:value-type="string" calcext:value-type="string">
            <text:p>,</text:p>
          </table:table-cell>
          <table:table-cell table:style-name="ce12" table:formula="of:=([.D61]-[.G61]+[.$A$3])/2" office:value-type="float" office:value="25.53300297865"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8"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12" table:formula="of:=([.C62]-[.G62])" office:value-type="float" office:value="201.793121775295" calcext:value-type="float">
            <text:p>202</text:p>
          </table:table-cell>
          <table:table-cell table:style-name="ce12" office:value-type="string" calcext:value-type="string">
            <text:p>,</text:p>
          </table:table-cell>
          <table:table-cell table:style-name="ce12" table:formula="of:=([.D62]-[.G62]+[.$A$3])/2" office:value-type="float" office:value="26.6034391123526" calcext:value-type="float">
            <text:p>27</text:p>
          </table:table-cell>
          <table:table-cell table:style-name="ce12" table:formula="of:=([.E62]-[.G62]+[.$A$3])/2" office:value-type="float" office:value="49.8069211374928"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12" table:formula="of:=([.C63]-[.G63])" office:value-type="float" office:value="199.530696876863" calcext:value-type="float">
            <text:p>200</text:p>
          </table:table-cell>
          <table:table-cell table:style-name="ce12" office:value-type="string" calcext:value-type="string">
            <text:p>,</text:p>
          </table:table-cell>
          <table:table-cell table:style-name="ce12" table:formula="of:=([.D63]-[.G63]+[.$A$3])/2" office:value-type="float" office:value="27.7346515615685" calcext:value-type="float">
            <text:p>28</text:p>
          </table:table-cell>
          <table:table-cell table:style-name="ce12" table:formula="of:=([.E63]-[.G63]+[.$A$3])/2" office:value-type="float" office:value="45.5415455680438" calcext:value-type="float">
            <text:p>46</text:p>
          </table:table-cell>
          <table:table-cell table:style-name="ce10"/>
          <table:table-cell table:formula="of:=([.$A$3]+[.C63])/2" office:value-type="float" office:value="254.584833249084"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12" table:formula="of:=([.C64]-[.G64])" office:value-type="float" office:value="197.148082147566" calcext:value-type="float">
            <text:p>197</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6" calcext:value-type="float">
            <text:p>41</text:p>
          </table:table-cell>
          <table:table-cell table:style-name="ce10"/>
          <table:table-cell table:formula="of:=([.$A$3]+[.C64])/2" office:value-type="float" office:value="254.798861504809"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12" table:formula="of:=([.C65]-[.G65])" office:value-type="float" office:value="194.646712785425" calcext:value-type="float">
            <text:p>195</text:p>
          </table:table-cell>
          <table:table-cell table:style-name="ce12" office:value-type="string" calcext:value-type="string">
            <text:p>,</text:p>
          </table:table-cell>
          <table:table-cell table:style-name="ce12" table:formula="of:=([.D65]-[.G65]+[.$A$3])/2" office:value-type="float" office:value="30.1766436072876"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12" table:formula="of:=([.C66]-[.G66])" office:value-type="float" office:value="192.028095521811" calcext:value-type="float">
            <text:p>192</text:p>
          </table:table-cell>
          <table:table-cell table:style-name="ce12" office:value-type="string" calcext:value-type="string">
            <text:p>,</text:p>
          </table:table-cell>
          <table:table-cell table:style-name="ce12" table:formula="of:=([.D66]-[.G66]+[.$A$3])/2" office:value-type="float" office:value="31.4859522390945" calcext:value-type="float">
            <text:p>31</text:p>
          </table:table-cell>
          <table:table-cell table:style-name="ce12" table:formula="of:=([.E66]-[.G66]+[.$A$3])/2" office:value-type="float" office:value="33.0517581015947"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12" table:formula="of:=([.C67]-[.G67])" office:value-type="float" office:value="193.147935683472" calcext:value-type="float">
            <text:p>193</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1"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12" table:formula="of:=([.C68]-[.G68])" office:value-type="float" office:value="195.717236613443" calcext:value-type="float">
            <text:p>196</text:p>
          </table:table-cell>
          <table:table-cell table:style-name="ce12" office:value-type="string" calcext:value-type="string">
            <text:p>,</text:p>
          </table:table-cell>
          <table:table-cell table:style-name="ce12" table:formula="of:=([.D68]-[.G68]+[.$A$3])/2" office:value-type="float" office:value="38.9131219124525" calcext:value-type="float">
            <text:p>39</text:p>
          </table:table-cell>
          <table:table-cell table:style-name="ce12" table:formula="of:=([.E68]-[.G68]+[.$A$3])/2" office:value-type="float" office:value="29.6413816932782" calcext:value-type="float">
            <text:p>30</text:p>
          </table:table-cell>
          <table:table-cell table:style-name="ce10"/>
          <table:table-cell table:formula="of:=([.$A$3]+[.C68])/2" office:value-type="float" office:value="254.887577669238"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12" table:formula="of:=([.C69]-[.G69])" office:value-type="float" office:value="198.168644798419" calcext:value-type="float">
            <text:p>198</text:p>
          </table:table-cell>
          <table:table-cell table:style-name="ce12" office:value-type="string" calcext:value-type="string">
            <text:p>,</text:p>
          </table:table-cell>
          <table:table-cell table:style-name="ce12" table:formula="of:=([.D69]-[.G69]+[.$A$3])/2" office:value-type="float" office:value="43.0994451199002"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12" table:formula="of:=([.C70]-[.G70])" office:value-type="float" office:value="200.500683601769" calcext:value-type="float">
            <text:p>201</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3"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12" table:formula="of:=([.C71]-[.G71])" office:value-type="float" office:value="202.711948290522" calcext:value-type="float">
            <text:p>203</text:p>
          </table:table-cell>
          <table:table-cell table:style-name="ce12" office:value-type="string" calcext:value-type="string">
            <text:p>,</text:p>
          </table:table-cell>
          <table:table-cell table:style-name="ce12" table:formula="of:=([.D71]-[.G71]+[.$A$3])/2" office:value-type="float" office:value="51.622058441234" calcext:value-type="float">
            <text:p>52</text:p>
          </table:table-cell>
          <table:table-cell table:style-name="ce12" table:formula="of:=([.E71]-[.G71]+[.$A$3])/2" office:value-type="float" office:value="26.1440258547389"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12" table:formula="of:=([.C72]-[.G72])" office:value-type="float" office:value="204.801106881513" calcext:value-type="float">
            <text:p>205</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7" calcext:value-type="float">
            <text:p>25</text:p>
          </table:table-cell>
          <table:table-cell table:style-name="ce10"/>
          <table:table-cell table:formula="of:=([.$A$3]+[.C72])/2" office:value-type="float" office:value="253.749481823578"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12" table:formula="of:=([.C73]-[.G73])" office:value-type="float" office:value="206.766900943725" calcext:value-type="float">
            <text:p>207</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8"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12" table:formula="of:=([.C74]-[.G74])" office:value-type="float" office:value="208.60814635632" calcext:value-type="float">
            <text:p>209</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 calcext:value-type="float">
            <text:p>23</text:p>
          </table:table-cell>
          <table:table-cell table:style-name="ce10"/>
          <table:table-cell table:formula="of:=([.$A$3]+[.C74])/2" office:value-type="float" office:value="252.723345141631"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12" table:formula="of:=([.C75]-[.G75])" office:value-type="float" office:value="210.323734021912" calcext:value-type="float">
            <text:p>210</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1" calcext:value-type="float">
            <text:p>22</text:p>
          </table:table-cell>
          <table:table-cell table:style-name="ce10"/>
          <table:table-cell table:formula="of:=([.$A$3]+[.C75])/2" office:value-type="float" office:value="252.096966073992"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12" table:formula="of:=([.C76]-[.G76])" office:value-type="float" office:value="211.91263053464" calcext:value-type="float">
            <text:p>212</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2" calcext:value-type="float">
            <text:p>22</text:p>
          </table:table-cell>
          <table:table-cell table:style-name="ce10"/>
          <table:table-cell table:formula="of:=([.$A$3]+[.C76])/2" office:value-type="float" office:value="251.395534452969"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12" table:formula="of:=([.C77]-[.G77])" office:value-type="float" office:value="213.373878802656" calcext:value-type="float">
            <text:p>213</text:p>
          </table:table-cell>
          <table:table-cell table:style-name="ce12" office:value-type="string" calcext:value-type="string">
            <text:p>,</text:p>
          </table:table-cell>
          <table:table-cell table:style-name="ce12" table:formula="of:=([.D77]-[.G77]+[.$A$3])/2" office:value-type="float" office:value="78.2023998197498" calcext:value-type="float">
            <text:p>78</text:p>
          </table:table-cell>
          <table:table-cell table:style-name="ce12" table:formula="of:=([.E77]-[.G77]+[.$A$3])/2" office:value-type="float" office:value="20.8130605986715"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12" table:formula="of:=([.C78]-[.G78])" office:value-type="float" office:value="214.706598624647" calcext:value-type="float">
            <text:p>215</text:p>
          </table:table-cell>
          <table:table-cell table:style-name="ce12" office:value-type="string" calcext:value-type="string">
            <text:p>,</text:p>
          </table:table-cell>
          <table:table-cell table:style-name="ce12" table:formula="of:=([.D78]-[.G78]+[.$A$3])/2" office:value-type="float" office:value="82.752152227441" calcext:value-type="float">
            <text:p>83</text:p>
          </table:table-cell>
          <table:table-cell table:style-name="ce12" table:formula="of:=([.E78]-[.G78]+[.$A$3])/2" office:value-type="float" office:value="20.1467006876766"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12" table:formula="of:=([.C79]-[.G79])" office:value-type="float" office:value="215.909987220022" calcext:value-type="float">
            <text:p>216</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12" table:formula="of:=([.C80]-[.G80])" office:value-type="float" office:value="216.98331971249" calcext:value-type="float">
            <text:p>217</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48"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12" table:formula="of:=([.C81]-[.G81])" office:value-type="float" office:value="217.925949566692" calcext:value-type="float">
            <text:p>218</text:p>
          </table:table-cell>
          <table:table-cell table:style-name="ce12" office:value-type="string" calcext:value-type="string">
            <text:p>,</text:p>
          </table:table-cell>
          <table:table-cell table:style-name="ce12" table:formula="of:=([.D81]-[.G81]+[.$A$3])/2" office:value-type="float" office:value="96.5520941081393" calcext:value-type="float">
            <text:p>97</text:p>
          </table:table-cell>
          <table:table-cell table:style-name="ce12" table:formula="of:=([.E81]-[.G81]+[.$A$3])/2" office:value-type="float" office:value="18.5370252166536" calcext:value-type="float">
            <text:p>19</text:p>
          </table:table-cell>
          <table:table-cell table:style-name="ce10"/>
          <table:table-cell table:formula="of:=([.$A$3]+[.C81])/2" office:value-type="float" office:value="246.778943413967"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12" table:formula="of:=([.C82]-[.G82])" office:value-type="float" office:value="218.737308977652" calcext:value-type="float">
            <text:p>219</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9"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12" table:formula="of:=([.C83]-[.G83])" office:value-type="float" office:value="219.416909212799" calcext:value-type="float">
            <text:p>219</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08"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12" table:formula="of:=([.C84]-[.G84])" office:value-type="float" office:value="219.964340906362" calcext:value-type="float">
            <text:p>220</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2"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12" table:formula="of:=([.C85]-[.G85])" office:value-type="float" office:value="220.379274305959" calcext:value-type="float">
            <text:p>220</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4"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12" table:formula="of:=([.C86]-[.G86])" office:value-type="float" office:value="220.661459471227" calcext:value-type="float">
            <text:p>221</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6"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12" table:formula="of:=([.C87]-[.G87])" office:value-type="float" office:value="220.810726424372" calcext:value-type="float">
            <text:p>221</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39" calcext:value-type="float">
            <text:p>17</text:p>
          </table:table-cell>
          <table:table-cell table:style-name="ce10"/>
          <table:table-cell table:formula="of:=([.$A$3]+[.C87])/2" office:value-type="float" office:value="238.878891843037"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12" table:formula="of:=([.C88]-[.G88])" office:value-type="float" office:value="220.826985252564" calcext:value-type="float">
            <text:p>221</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7"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12" table:formula="of:=([.C89]-[.G89])" office:value-type="float" office:value="220.710226162093" calcext:value-type="float">
            <text:p>221</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2"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12" table:formula="of:=([.C90]-[.G90])" office:value-type="float" office:value="220.460519484269" calcext:value-type="float">
            <text:p>220</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3"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12" table:formula="of:=([.C91]-[.G91])" office:value-type="float" office:value="220.078015633058" calcext:value-type="float">
            <text:p>220</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12" table:formula="of:=([.C92]-[.G92])" office:value-type="float" office:value="219.562945014475" calcext:value-type="float">
            <text:p>220</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1"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12" table:formula="of:=([.C93]-[.G93])" office:value-type="float" office:value="218.915617887804" calcext:value-type="float">
            <text:p>219</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12" table:formula="of:=([.C94]-[.G94])" office:value-type="float" office:value="218.1364241787" calcext:value-type="float">
            <text:p>218</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02"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12" table:formula="of:=([.C95]-[.G95])" office:value-type="float" office:value="217.225833244316" calcext:value-type="float">
            <text:p>217</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12" table:formula="of:=([.C96]-[.G96])" office:value-type="float" office:value="216.184393590583" calcext:value-type="float">
            <text:p>216</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6"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12" table:formula="of:=([.C97]-[.G97])" office:value-type="float" office:value="215.012732541806" calcext:value-type="float">
            <text:p>215</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7" calcext:value-type="float">
            <text:p>20</text:p>
          </table:table-cell>
          <table:table-cell table:style-name="ce10"/>
          <table:table-cell table:formula="of:=([.$A$3]+[.C97])/2" office:value-type="float" office:value="220.462539273096"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12" table:formula="of:=([.C98]-[.G98])" office:value-type="float" office:value="213.71155586279" calcext:value-type="float">
            <text:p>214</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1"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12" table:formula="of:=([.C99]-[.G99])" office:value-type="float" office:value="212.281647333711" calcext:value-type="float">
            <text:p>212</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1"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12" table:formula="of:=([.C100]-[.G100])" office:value-type="float" office:value="210.723868278002" calcext:value-type="float">
            <text:p>211</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91"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12" table:formula="of:=([.C101]-[.G101])" office:value-type="float" office:value="209.039157043514" calcext:value-type="float">
            <text:p>209</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29"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12" table:formula="of:=([.C102]-[.G102])" office:value-type="float" office:value="207.228528437302" calcext:value-type="float">
            <text:p>207</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4"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12" table:formula="of:=([.C103]-[.G103])" office:value-type="float" office:value="205.293073114332" calcext:value-type="float">
            <text:p>205</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4"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12" table:formula="of:=([.C104]-[.G104])" office:value-type="float" office:value="203.23395692052" calcext:value-type="float">
            <text:p>203</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02"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12" table:formula="of:=([.C105]-[.G105])" office:value-type="float" office:value="201.052420190466" calcext:value-type="float">
            <text:p>201</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8"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12" table:formula="of:=([.C106]-[.G106])" office:value-type="float" office:value="198.749777000325" calcext:value-type="float">
            <text:p>199</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12" table:formula="of:=([.C107]-[.G107])" office:value-type="float" office:value="196.32741437625" calcext:value-type="float">
            <text:p>196</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48"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12" table:formula="of:=([.C108]-[.G108])" office:value-type="float" office:value="193.786791458912" calcext:value-type="float">
            <text:p>194</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5"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12" table:formula="of:=([.C109]-[.G109])" office:value-type="float" office:value="190.888543444263" calcext:value-type="float">
            <text:p>191</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12" table:formula="of:=([.C110]-[.G110])" office:value-type="float" office:value="182.696538688478" calcext:value-type="float">
            <text:p>183</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1"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12" table:formula="of:=([.C111]-[.G111])" office:value-type="float" office:value="174.39448436925" calcext:value-type="float">
            <text:p>174</text:p>
          </table:table-cell>
          <table:table-cell table:style-name="ce12" office:value-type="string" calcext:value-type="string">
            <text:p>,</text:p>
          </table:table-cell>
          <table:table-cell table:style-name="ce12" table:formula="of:=([.D111]-[.G111]+[.$A$3])/2" office:value-type="float" office:value="225.77377312962" calcext:value-type="float">
            <text:p>226</text:p>
          </table:table-cell>
          <table:table-cell table:style-name="ce12" table:formula="of:=([.E111]-[.G111]+[.$A$3])/2" office:value-type="float" office:value="29.2262268703803"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12" table:formula="of:=([.C112]-[.G112])" office:value-type="float" office:value="165.987381333668" calcext:value-type="float">
            <text:p>166</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12" table:formula="of:=([.C113]-[.G113])" office:value-type="float" office:value="157.480293706239" calcext:value-type="float">
            <text:p>157</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8"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12" table:formula="of:=([.C114]-[.G114])" office:value-type="float" office:value="148.878345838448" calcext:value-type="float">
            <text:p>149</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1"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12" table:formula="of:=([.C115]-[.G115])" office:value-type="float" office:value="140.186719222044" calcext:value-type="float">
            <text:p>140</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6"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12" table:formula="of:=([.C116]-[.G116])" office:value-type="float" office:value="131.4106493679" calcext:value-type="float">
            <text:p>131</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08"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12" table:formula="of:=([.C117]-[.G117])" office:value-type="float" office:value="122.555422652337" calcext:value-type="float">
            <text:p>123</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69"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12" table:formula="of:=([.C118]-[.G118])" office:value-type="float" office:value="113.626373132811" calcext:value-type="float">
            <text:p>114</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8"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12" table:formula="of:=([.C119]-[.G119])" office:value-type="float" office:value="104.628879334873" calcext:value-type="float">
            <text:p>105</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4"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12" table:formula="of:=([.C120]-[.G120])" office:value-type="float" office:value="95.5683610123501" calcext:value-type="float">
            <text:p>96</text:p>
          </table:table-cell>
          <table:table-cell table:style-name="ce12" office:value-type="string" calcext:value-type="string">
            <text:p>,</text:p>
          </table:table-cell>
          <table:table-cell table:style-name="ce12" table:formula="of:=([.D120]-[.G120]+[.$A$3])/2" office:value-type="float" office:value="234.416220461558" calcext:value-type="float">
            <text:p>234</text:p>
          </table:table-cell>
          <table:table-cell table:style-name="ce12" table:formula="of:=([.E120]-[.G120]+[.$A$3])/2" office:value-type="float" office:value="20.583779538442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12" table:formula="of:=([.C121]-[.G121])" office:value-type="float" office:value="86.4502758826845" calcext:value-type="float">
            <text:p>86</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1"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12" table:formula="of:=([.C122]-[.G122])" office:value-type="float" office:value="77.2801163394111" calcext:value-type="float">
            <text:p>77</text:p>
          </table:table-cell>
          <table:table-cell table:style-name="ce12" office:value-type="string" calcext:value-type="string">
            <text:p>,</text:p>
          </table:table-cell>
          <table:table-cell table:style-name="ce12" table:formula="of:=([.D122]-[.G122]+[.$A$3])/2" office:value-type="float" office:value="235.64112446959" calcext:value-type="float">
            <text:p>236</text:p>
          </table:table-cell>
          <table:table-cell table:style-name="ce12" table:formula="of:=([.E122]-[.G122]+[.$A$3])/2" office:value-type="float" office:value="19.3588755304105"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12" table:formula="of:=([.C123]-[.G123])" office:value-type="float" office:value="68.0634061437445" calcext:value-type="float">
            <text:p>68</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702"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12" table:formula="of:=([.C124]-[.G124])" office:value-type="float" office:value="58.8056970972717" calcext:value-type="float">
            <text:p>59</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69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12" table:formula="of:=([.C125]-[.G125])" office:value-type="float" office:value="49.512565697754" calcext:value-type="float">
            <text:p>50</text:p>
          </table:table-cell>
          <table:table-cell table:style-name="ce12" office:value-type="string" calcext:value-type="string">
            <text:p>,</text:p>
          </table:table-cell>
          <table:table-cell table:style-name="ce12" table:formula="of:=([.D125]-[.G125]+[.$A$3])/2" office:value-type="float" office:value="236.989252074509" calcext:value-type="float">
            <text:p>237</text:p>
          </table:table-cell>
          <table:table-cell table:style-name="ce12" table:formula="of:=([.E125]-[.G125]+[.$A$3])/2" office:value-type="float" office:value="18.0107479254906"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12" table:formula="of:=([.C126]-[.G126])" office:value-type="float" office:value="40.1896097800539" calcext:value-type="float">
            <text:p>40</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3"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12" table:formula="of:=([.C127]-[.G127])" office:value-type="float" office:value="30.8424451442089" calcext:value-type="float">
            <text:p>31</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12" table:formula="of:=([.C128]-[.G128])" office:value-type="float" office:value="21.4767021726822" calcext:value-type="float">
            <text:p>21</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1"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12" table:formula="of:=([.C129]-[.G129])" office:value-type="float" office:value="12.0980224388324" calcext:value-type="float">
            <text:p>12</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12" table:formula="of:=([.C130]-[.G130])" office:value-type="float" office:value="2.71205530863959" calcext:value-type="float">
            <text:p>3</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79"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12" office:value-type="float" office:value="0" calcext:value-type="float">
            <text:p>0</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9"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12" table:formula="of:=[.H131]" office:value-type="float" office:value="0" calcext:value-type="float">
            <text:p>0</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9"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12" table:formula="of:=[.H132]" office:value-type="float" office:value="0" calcext:value-type="float">
            <text:p>0</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12" table:formula="of:=[.H133]" office:value-type="float" office:value="0" calcext:value-type="float">
            <text:p>0</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7"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12" table:formula="of:=[.H134]" office:value-type="float" office:value="0" calcext:value-type="float">
            <text:p>0</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12" table:formula="of:=[.H135]" office:value-type="float" office:value="0" calcext:value-type="float">
            <text:p>0</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1"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12" table:formula="of:=[.H136]" office:value-type="float" office:value="0" calcext:value-type="float">
            <text:p>0</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2"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12" table:formula="of:=[.H137]" office:value-type="float" office:value="0" calcext:value-type="float">
            <text:p>0</text:p>
          </table:table-cell>
          <table:table-cell table:style-name="ce12" office:value-type="string" calcext:value-type="string">
            <text:p>,</text:p>
          </table:table-cell>
          <table:table-cell table:style-name="ce12" table:formula="of:=([.D138]-[.G138]+[.$A$3])/2" office:value-type="float" office:value="235.946598039519" calcext:value-type="float">
            <text:p>236</text:p>
          </table:table-cell>
          <table:table-cell table:style-name="ce12" table:formula="of:=([.E138]-[.G138]+[.$A$3])/2" office:value-type="float" office:value="19.0534019604806"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12" table:formula="of:=[.H138]" office:value-type="float" office:value="0" calcext:value-type="float">
            <text:p>0</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5"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12" table:formula="of:=[.H139]" office:value-type="float" office:value="0" calcext:value-type="float">
            <text:p>0</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6"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12" table:formula="of:=[.H140]" office:value-type="float" office:value="0" calcext:value-type="float">
            <text:p>0</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6"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12" table:formula="of:=[.H141]" office:value-type="float" office:value="0" calcext:value-type="float">
            <text:p>0</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17" calcext:value-type="float">
            <text:p>22</text:p>
          </table:table-cell>
          <table:table-cell table:style-name="ce10"/>
          <table:table-cell table:formula="of:=([.$A$3]+[.C142])/2" office:value-type="float" office:value="91.35472570077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12" table:formula="of:=[.H142]" office:value-type="float" office:value="0" calcext:value-type="float">
            <text:p>0</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12" table:formula="of:=[.H143]" office:value-type="float" office:value="0" calcext:value-type="float">
            <text:p>0</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5"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12" table:formula="of:=[.H144]" office:value-type="float" office:value="0" calcext:value-type="float">
            <text:p>0</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12" table:formula="of:=[.H145]" office:value-type="float" office:value="0" calcext:value-type="float">
            <text:p>0</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1" calcext:value-type="float">
            <text:p>25</text:p>
          </table:table-cell>
          <table:table-cell table:style-name="ce10"/>
          <table:table-cell table:formula="of:=([.$A$3]+[.C146])/2" office:value-type="float" office:value="79.5442929809779"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12" table:formula="of:=[.H146]" office:value-type="float" office:value="0" calcext:value-type="float">
            <text:p>0</text:p>
          </table:table-cell>
          <table:table-cell table:style-name="ce12" office:value-type="string" calcext:value-type="string">
            <text:p>,</text:p>
          </table:table-cell>
          <table:table-cell table:style-name="ce12" table:formula="of:=([.D147]-[.G147]+[.$A$3])/2" office:value-type="float" office:value="228.76015845478"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12" table:formula="of:=[.H147]" office:value-type="float" office:value="0" calcext:value-type="float">
            <text:p>0</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19" calcext:value-type="float">
            <text:p>27</text:p>
          </table:table-cell>
          <table:table-cell table:style-name="ce10"/>
          <table:table-cell table:formula="of:=([.$A$3]+[.C148])/2" office:value-type="float" office:value="73.8053188630232"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12" table:formula="of:=[.H148]" office:value-type="float" office:value="0" calcext:value-type="float">
            <text:p>0</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7" calcext:value-type="float">
            <text:p>29</text:p>
          </table:table-cell>
          <table:table-cell table:style-name="ce10"/>
          <table:table-cell table:formula="of:=([.$A$3]+[.C149])/2" office:value-type="float" office:value="70.9834876821588"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12" table:formula="of:=[.H149]" office:value-type="float" office:value="0" calcext:value-type="float">
            <text:p>0</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5" calcext:value-type="float">
            <text:p>30</text:p>
          </table:table-cell>
          <table:table-cell table:style-name="ce10"/>
          <table:table-cell table:formula="of:=([.$A$3]+[.C150])/2" office:value-type="float" office:value="68.1956999350261"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12" table:formula="of:=[.H150]" office:value-type="float" office:value="0" calcext:value-type="float">
            <text:p>0</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09"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12" table:formula="of:=[.H151]" office:value-type="float" office:value="0" calcext:value-type="float">
            <text:p>0</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4" calcext:value-type="float">
            <text:p>33</text:p>
          </table:table-cell>
          <table:table-cell table:style-name="ce10"/>
          <table:table-cell table:formula="of:=([.$A$3]+[.C152])/2" office:value-type="float" office:value="62.7289502603287"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12" table:formula="of:=[.H152]" office:value-type="float" office:value="0" calcext:value-type="float">
            <text:p>0</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1"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12" table:formula="of:=[.H153]" office:value-type="float" office:value="0" calcext:value-type="float">
            <text:p>0</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2" calcext:value-type="float">
            <text:p>42</text:p>
          </table:table-cell>
          <table:table-cell table:style-name="ce10"/>
          <table:table-cell table:formula="of:=([.$A$3]+[.C154])/2" office:value-type="float" office:value="57.4182397177281"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12" table:formula="of:=[.H154]" office:value-type="float" office:value="0" calcext:value-type="float">
            <text:p>0</text:p>
          </table:table-cell>
          <table:table-cell table:style-name="ce12" office:value-type="string" calcext:value-type="string">
            <text:p>,</text:p>
          </table:table-cell>
          <table:table-cell table:style-name="ce12" table:formula="of:=([.D155]-[.G155]+[.$A$3])/2" office:value-type="float" office:value="227.368344399747"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4"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12" table:formula="of:=[.H155]" office:value-type="float" office:value="0" calcext:value-type="float">
            <text:p>0</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9" calcext:value-type="float">
            <text:p>50</text:p>
          </table:table-cell>
          <table:table-cell table:style-name="ce10"/>
          <table:table-cell table:formula="of:=([.$A$3]+[.C156])/2" office:value-type="float" office:value="52.2763622740847"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12" table:formula="of:=[.H156]" office:value-type="float" office:value="0" calcext:value-type="float">
            <text:p>0</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4" calcext:value-type="float">
            <text:p>55</text:p>
          </table:table-cell>
          <table:table-cell table:style-name="ce10"/>
          <table:table-cell table:formula="of:=([.$A$3]+[.C157])/2" office:value-type="float" office:value="49.7726236857712"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12" table:formula="of:=[.H157]" office:value-type="float" office:value="0" calcext:value-type="float">
            <text:p>0</text:p>
          </table:table-cell>
          <table:table-cell table:style-name="ce12" office:value-type="string" calcext:value-type="string">
            <text:p>,</text:p>
          </table:table-cell>
          <table:table-cell table:style-name="ce12" table:formula="of:=([.D158]-[.G158]+[.$A$3])/2" office:value-type="float" office:value="230.56270902855"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6"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12" table:formula="of:=[.H158]" office:value-type="float" office:value="0" calcext:value-type="float">
            <text:p>0</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1" calcext:value-type="float">
            <text:p>63</text:p>
          </table:table-cell>
          <table:table-cell table:style-name="ce10"/>
          <table:table-cell table:formula="of:=([.$A$3]+[.C159])/2" office:value-type="float" office:value="44.9070866602261"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12" table:formula="of:=[.H159]" office:value-type="float" office:value="0" calcext:value-type="float">
            <text:p>0</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6"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12" table:formula="of:=[.H160]" office:value-type="float" office:value="0" calcext:value-type="float">
            <text:p>0</text:p>
          </table:table-cell>
          <table:table-cell table:style-name="ce12" office:value-type="string" calcext:value-type="string">
            <text:p>,</text:p>
          </table:table-cell>
          <table:table-cell table:style-name="ce12" table:formula="of:=([.D161]-[.G161]+[.$A$3])/2" office:value-type="float" office:value="233.198567907504"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3"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12" table:formula="of:=[.H161]" office:value-type="float" office:value="0" calcext:value-type="float">
            <text:p>0</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1"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12" table:formula="of:=[.H162]" office:value-type="float" office:value="0" calcext:value-type="float">
            <text:p>0</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5"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12" table:formula="of:=[.H163]" office:value-type="float" office:value="0" calcext:value-type="float">
            <text:p>0</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12" table:formula="of:=[.H164]" office:value-type="float" office:value="0" calcext:value-type="float">
            <text:p>0</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5" calcext:value-type="float">
            <text:p>90</text:p>
          </table:table-cell>
          <table:table-cell table:style-name="ce10"/>
          <table:table-cell table:formula="of:=([.$A$3]+[.C165])/2" office:value-type="float" office:value="31.5487791711246"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12" table:formula="of:=[.H165]" office:value-type="float" office:value="0" calcext:value-type="float">
            <text:p>0</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4" calcext:value-type="float">
            <text:p>95</text:p>
          </table:table-cell>
          <table:table-cell table:style-name="ce10"/>
          <table:table-cell table:formula="of:=([.$A$3]+[.C166])/2" office:value-type="float" office:value="29.5171478727781"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12" table:formula="of:=[.H166]" office:value-type="float" office:value="0" calcext:value-type="float">
            <text:p>0</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3"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12" table:formula="of:=[.H167]" office:value-type="float" office:value="0" calcext:value-type="float">
            <text:p>0</text:p>
          </table:table-cell>
          <table:table-cell table:style-name="ce12" office:value-type="string" calcext:value-type="string">
            <text:p>,</text:p>
          </table:table-cell>
          <table:table-cell table:style-name="ce12" table:formula="of:=([.D168]-[.G168]+[.$A$3])/2" office:value-type="float" office:value="237.102521307485"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39"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12" table:formula="of:=[.H168]" office:value-type="float" office:value="0" calcext:value-type="float">
            <text:p>0</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7"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12" table:formula="of:=[.H169]" office:value-type="float" office:value="0" calcext:value-type="float">
            <text:p>0</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48"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12" table:formula="of:=[.H170]" office:value-type="float" office:value="0" calcext:value-type="float">
            <text:p>0</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12" table:formula="of:=[.H171]" office:value-type="float" office:value="0" calcext:value-type="float">
            <text:p>0</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4"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12" table:formula="of:=[.H172]" office:value-type="float" office:value="0" calcext:value-type="float">
            <text:p>0</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1"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12" table:formula="of:=[.H173]" office:value-type="float" office:value="0" calcext:value-type="float">
            <text:p>0</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4"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12" table:formula="of:=[.H174]" office:value-type="float" office:value="0" calcext:value-type="float">
            <text:p>0</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7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12" table:formula="of:=[.H175]" office:value-type="float" office:value="0" calcext:value-type="float">
            <text:p>0</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59"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12" table:formula="of:=[.H176]" office:value-type="float" office:value="0" calcext:value-type="float">
            <text:p>0</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2"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12" table:formula="of:=[.H177]" office:value-type="float" office:value="0" calcext:value-type="float">
            <text:p>0</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58"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12" table:formula="of:=[.H178]" office:value-type="float" office:value="0" calcext:value-type="float">
            <text:p>0</text:p>
          </table:table-cell>
          <table:table-cell table:style-name="ce12" office:value-type="string" calcext:value-type="string">
            <text:p>,</text:p>
          </table:table-cell>
          <table:table-cell table:style-name="ce12" table:formula="of:=([.D179]-[.G179]+[.$A$3])/2" office:value-type="float" office:value="236.705389958195"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187"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12" table:formula="of:=[.H179]" office:value-type="float" office:value="0" calcext:value-type="float">
            <text:p>0</text:p>
          </table:table-cell>
          <table:table-cell table:style-name="ce12" office:value-type="string" calcext:value-type="string">
            <text:p>,</text:p>
          </table:table-cell>
          <table:table-cell table:style-name="ce12" table:formula="of:=([.D180]-[.G180]+[.$A$3])/2" office:value-type="float" office:value="236.271965507118"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878"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12" table:formula="of:=[.H180]" office:value-type="float" office:value="0" calcext:value-type="float">
            <text:p>0</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393"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12" table:formula="of:=[.H181]" office:value-type="float" office:value="0" calcext:value-type="float">
            <text:p>0</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4"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12" table:formula="of:=[.H182]" office:value-type="float" office:value="0" calcext:value-type="float">
            <text:p>0</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592"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12" table:formula="of:=[.H183]" office:value-type="float" office:value="0" calcext:value-type="float">
            <text:p>0</text:p>
          </table:table-cell>
          <table:table-cell table:style-name="ce12" office:value-type="string" calcext:value-type="string">
            <text:p>,</text:p>
          </table:table-cell>
          <table:table-cell table:style-name="ce12" table:formula="of:=([.D184]-[.G184]+[.$A$3])/2" office:value-type="float" office:value="233.88626773545"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12" table:formula="of:=[.H184]" office:value-type="float" office:value="0" calcext:value-type="float">
            <text:p>0</text:p>
          </table:table-cell>
          <table:table-cell table:style-name="ce12" office:value-type="string" calcext:value-type="string">
            <text:p>,</text:p>
          </table:table-cell>
          <table:table-cell table:style-name="ce12" table:formula="of:=([.D185]-[.G185]+[.$A$3])/2" office:value-type="float" office:value="233.128639727841"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2"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12" table:formula="of:=[.H185]" office:value-type="float" office:value="0" calcext:value-type="float">
            <text:p>0</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32"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12" table:formula="of:=[.H186]" office:value-type="float" office:value="0" calcext:value-type="float">
            <text:p>0</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791"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12" table:formula="of:=[.H187]" office:value-type="float" office:value="0" calcext:value-type="float">
            <text:p>0</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36"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12" table:formula="of:=[.H188]" office:value-type="float" office:value="0" calcext:value-type="float">
            <text:p>0</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38"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12" table:formula="of:=[.H189]" office:value-type="float" office:value="0" calcext:value-type="float">
            <text:p>0</text:p>
          </table:table-cell>
          <table:table-cell table:style-name="ce12" office:value-type="string" calcext:value-type="string">
            <text:p>,</text:p>
          </table:table-cell>
          <table:table-cell table:style-name="ce12" table:formula="of:=([.D190]-[.G190]+[.$A$3])/2" office:value-type="float" office:value="228.396560887647"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487"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12" table:formula="of:=[.H190]" office:value-type="float" office:value="0" calcext:value-type="float">
            <text:p>0</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399"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12" table:formula="of:=[.H191]" office:value-type="float" office:value="0" calcext:value-type="float">
            <text:p>0</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79" calcext:value-type="float">
            <text:p>214</text:p>
          </table:table-cell>
          <table:table-cell table:style-name="ce10"/>
          <table:table-cell table:formula="of:=([.$A$3]+[.C192])/2" office:value-type="float" office:value="0.201138495190548"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12" table:formula="of:=[.H192]" office:value-type="float" office:value="0" calcext:value-type="float">
            <text:p>0</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41818"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12" table:formula="of:=[.H193]" office:value-type="float" office:value="0" calcext:value-type="float">
            <text:p>0</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8737"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12" table:formula="of:=[.H194]" office:value-type="float" office:value="0" calcext:value-type="float">
            <text:p>0</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1197"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12" table:formula="of:=[.H195]" office:value-type="float" office:value="0" calcext:value-type="float">
            <text:p>0</text:p>
          </table:table-cell>
          <table:table-cell table:style-name="ce12" office:value-type="string" calcext:value-type="string">
            <text:p>,</text:p>
          </table:table-cell>
          <table:table-cell table:style-name="ce12" table:formula="of:=([.D196]-[.G196]+[.$A$3])/2" office:value-type="float" office:value="216.086878087548"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371"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12" table:formula="of:=[.H196]" office:value-type="float" office:value="0" calcext:value-type="float">
            <text:p>0</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4251"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12" table:formula="of:=[.H197]" office:value-type="float" office:value="0" calcext:value-type="float">
            <text:p>0</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5" calcext:value-type="float">
            <text:p>228</text:p>
          </table:table-cell>
          <table:table-cell table:style-name="ce10"/>
          <table:table-cell table:formula="of:=([.$A$3]+[.C198])/2" office:value-type="float" office:value="0.52852755433787"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12" table:formula="of:=[.H198]" office:value-type="float" office:value="0" calcext:value-type="float">
            <text:p>0</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91"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12" table:formula="of:=[.H199]" office:value-type="float" office:value="0" calcext:value-type="float">
            <text:p>0</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46"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12" table:formula="of:=[.H200]" office:value-type="float" office:value="0" calcext:value-type="float">
            <text:p>0</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64"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12" table:formula="of:=[.H201]" office:value-type="float" office:value="0" calcext:value-type="float">
            <text:p>0</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62"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12" table:formula="of:=[.H202]" office:value-type="float" office:value="0" calcext:value-type="float">
            <text:p>0</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4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12" table:formula="of:=[.H203]" office:value-type="float" office:value="0" calcext:value-type="float">
            <text:p>0</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9"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12" table:formula="of:=[.H204]" office:value-type="float" office:value="0" calcext:value-type="float">
            <text:p>0</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478"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12" table:formula="of:=[.H205]" office:value-type="float" office:value="0" calcext:value-type="float">
            <text:p>0</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691"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12" table:formula="of:=[.H206]" office:value-type="float" office:value="0" calcext:value-type="float">
            <text:p>0</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583"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12" table:formula="of:=[.H207]" office:value-type="float" office:value="0" calcext:value-type="float">
            <text:p>0</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3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12" table:formula="of:=[.H208]" office:value-type="float" office:value="0" calcext:value-type="float">
            <text:p>0</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4"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12" table:formula="of:=[.H209]" office:value-type="float" office:value="0" calcext:value-type="float">
            <text:p>0</text:p>
          </table:table-cell>
          <table:table-cell table:style-name="ce12" office:value-type="string" calcext:value-type="string">
            <text:p>,</text:p>
          </table:table-cell>
          <table:table-cell table:style-name="ce12" table:formula="of:=([.D210]-[.G210]+[.$A$3])/2" office:value-type="float" office:value="153.806933418992"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04"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12" table:formula="of:=[.H210]" office:value-type="float" office:value="0" calcext:value-type="float">
            <text:p>0</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7"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12" table:formula="of:=[.H211]" office:value-type="float" office:value="0" calcext:value-type="float">
            <text:p>0</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02"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12" table:formula="of:=[.H212]" office:value-type="float" office:value="0" calcext:value-type="float">
            <text:p>0</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6"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12" table:formula="of:=[.H213]" office:value-type="float" office:value="0" calcext:value-type="float">
            <text:p>0</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3"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12" table:formula="of:=[.H214]" office:value-type="float" office:value="0" calcext:value-type="float">
            <text:p>0</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3"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12" table:formula="of:=[.H215]" office:value-type="float" office:value="0" calcext:value-type="float">
            <text:p>0</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4"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12" table:formula="of:=[.H216]" office:value-type="float" office:value="0" calcext:value-type="float">
            <text:p>0</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7"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12" table:formula="of:=[.H217]" office:value-type="float" office:value="0" calcext:value-type="float">
            <text:p>0</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29"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12" table:formula="of:=[.H218]" office:value-type="float" office:value="0" calcext:value-type="float">
            <text:p>0</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2"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12" table:formula="of:=[.H219]" office:value-type="float" office:value="0" calcext:value-type="float">
            <text:p>0</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29"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12" table:formula="of:=[.H220]" office:value-type="float" office:value="0" calcext:value-type="float">
            <text:p>0</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12" table:formula="of:=[.H221]" office:value-type="float" office:value="0" calcext:value-type="float">
            <text:p>0</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6"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12" table:formula="of:=[.H222]" office:value-type="float" office:value="0" calcext:value-type="float">
            <text:p>0</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6"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12" table:formula="of:=[.H223]" office:value-type="float" office:value="0" calcext:value-type="float">
            <text:p>0</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6"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12" table:formula="of:=[.H224]" office:value-type="float" office:value="0" calcext:value-type="float">
            <text:p>0</text:p>
          </table:table-cell>
          <table:table-cell table:style-name="ce12" office:value-type="string" calcext:value-type="string">
            <text:p>,</text:p>
          </table:table-cell>
          <table:table-cell table:style-name="ce12" table:formula="of:=([.D225]-[.G225]+[.$A$3])/2" office:value-type="float" office:value="83.8685190065779"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4"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12" table:formula="of:=[.H225]" office:value-type="float" office:value="0" calcext:value-type="float">
            <text:p>0</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1"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12" table:formula="of:=[.H226]" office:value-type="float" office:value="0" calcext:value-type="float">
            <text:p>0</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12" table:formula="of:=[.H227]" office:value-type="float" office:value="0" calcext:value-type="float">
            <text:p>0</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12" table:formula="of:=[.H228]" office:value-type="float" office:value="0" calcext:value-type="float">
            <text:p>0</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12" table:formula="of:=[.H229]" office:value-type="float" office:value="0" calcext:value-type="float">
            <text:p>0</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7"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12" table:formula="of:=[.H230]" office:value-type="float" office:value="0" calcext:value-type="float">
            <text:p>0</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7"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12" table:formula="of:=[.H231]" office:value-type="float" office:value="0" calcext:value-type="float">
            <text:p>0</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2"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12" table:formula="of:=[.H232]" office:value-type="float" office:value="0" calcext:value-type="float">
            <text:p>0</text:p>
          </table:table-cell>
          <table:table-cell table:style-name="ce12" office:value-type="string" calcext:value-type="string">
            <text:p>,</text:p>
          </table:table-cell>
          <table:table-cell table:style-name="ce12" table:formula="of:=([.D233]-[.G233]+[.$A$3])/2" office:value-type="float" office:value="48.3798018729281"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12" table:formula="of:=[.H233]" office:value-type="float" office:value="0" calcext:value-type="float">
            <text:p>0</text:p>
          </table:table-cell>
          <table:table-cell table:style-name="ce12" office:value-type="string" calcext:value-type="string">
            <text:p>,</text:p>
          </table:table-cell>
          <table:table-cell table:style-name="ce12" table:formula="of:=([.D234]-[.G234]+[.$A$3])/2" office:value-type="float" office:value="44.1305984983641"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1"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12" table:formula="of:=[.H234]" office:value-type="float" office:value="0" calcext:value-type="float">
            <text:p>0</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08"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12" table:formula="of:=[.H235]" office:value-type="float" office:value="0" calcext:value-type="float">
            <text:p>0</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6" calcext:value-type="float">
            <text:p>224</text:p>
          </table:table-cell>
          <table:table-cell table:style-name="ce10"/>
          <table:table-cell table:formula="of:=([.$A$3]+[.C236])/2" office:value-type="float" office:value="61.1781453069132"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12" table:formula="of:=[.H236]" office:value-type="float" office:value="0" calcext:value-type="float">
            <text:p>0</text:p>
          </table:table-cell>
          <table:table-cell table:style-name="ce12" office:value-type="string" calcext:value-type="string">
            <text:p>,</text:p>
          </table:table-cell>
          <table:table-cell table:style-name="ce12" table:formula="of:=([.D237]-[.G237]+[.$A$3])/2" office:value-type="float" office:value="31.81483309758"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8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12" table:formula="of:=[.H237]" office:value-type="float" office:value="0" calcext:value-type="float">
            <text:p>0</text:p>
          </table:table-cell>
          <table:table-cell table:style-name="ce12" office:value-type="string" calcext:value-type="string">
            <text:p>,</text:p>
          </table:table-cell>
          <table:table-cell table:style-name="ce12" table:formula="of:=([.D238]-[.G238]+[.$A$3])/2" office:value-type="float" office:value="30.4913127810841"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4"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12" table:formula="of:=[.H238]" office:value-type="float" office:value="0" calcext:value-type="float">
            <text:p>0</text:p>
          </table:table-cell>
          <table:table-cell table:style-name="ce12" office:value-type="string" calcext:value-type="string">
            <text:p>,</text:p>
          </table:table-cell>
          <table:table-cell table:style-name="ce12" table:formula="of:=([.D239]-[.G239]+[.$A$3])/2" office:value-type="float" office:value="29.2262268703803" calcext:value-type="float">
            <text:p>29</text:p>
          </table:table-cell>
          <table:table-cell table:style-name="ce12" table:formula="of:=([.E239]-[.G239]+[.$A$3])/2" office:value-type="float" office:value="225.77377312962"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12" table:formula="of:=[.H239]" office:value-type="float" office:value="0" calcext:value-type="float">
            <text:p>0</text:p>
          </table:table-cell>
          <table:table-cell table:style-name="ce12" office:value-type="string" calcext:value-type="string">
            <text:p>,</text:p>
          </table:table-cell>
          <table:table-cell table:style-name="ce12" table:formula="of:=([.D240]-[.G240]+[.$A$3])/2" office:value-type="float" office:value="28.0203374059168"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4"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12" table:formula="of:=[.H240]" office:value-type="float" office:value="0" calcext:value-type="float">
            <text:p>0</text:p>
          </table:table-cell>
          <table:table-cell table:style-name="ce12" office:value-type="string" calcext:value-type="string">
            <text:p>,</text:p>
          </table:table-cell>
          <table:table-cell table:style-name="ce12" table:formula="of:=([.D241]-[.G241]+[.$A$3])/2" office:value-type="float" office:value="26.8743707704158"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3"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12" table:formula="of:=[.H241]" office:value-type="float" office:value="0" calcext:value-type="float">
            <text:p>0</text:p>
          </table:table-cell>
          <table:table-cell table:style-name="ce12" office:value-type="string" calcext:value-type="string">
            <text:p>,</text:p>
          </table:table-cell>
          <table:table-cell table:style-name="ce12" table:formula="of:=([.D242]-[.G242]+[.$A$3])/2" office:value-type="float" office:value="25.7890172513281"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12" table:formula="of:=[.H242]" office:value-type="float" office:value="0" calcext:value-type="float">
            <text:p>0</text:p>
          </table:table-cell>
          <table:table-cell table:style-name="ce12" office:value-type="string" calcext:value-type="string">
            <text:p>,</text:p>
          </table:table-cell>
          <table:table-cell table:style-name="ce12" table:formula="of:=([.D243]-[.G243]+[.$A$3])/2" office:value-type="float" office:value="24.7649306250296" calcext:value-type="float">
            <text:p>25</text:p>
          </table:table-cell>
          <table:table-cell table:style-name="ce12" table:formula="of:=([.E243]-[.G243]+[.$A$3])/2" office:value-type="float" office:value="230.23506937497"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12" table:formula="of:=[.H243]" office:value-type="float" office:value="0" calcext:value-type="float">
            <text:p>0</text:p>
          </table:table-cell>
          <table:table-cell table:style-name="ce12" office:value-type="string" calcext:value-type="string">
            <text:p>,</text:p>
          </table:table-cell>
          <table:table-cell table:style-name="ce12" table:formula="of:=([.D244]-[.G244]+[.$A$3])/2" office:value-type="float" office:value="23.8027277630108"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12" table:formula="of:=[.H244]" office:value-type="float" office:value="0" calcext:value-type="float">
            <text:p>0</text:p>
          </table:table-cell>
          <table:table-cell table:style-name="ce12" office:value-type="string" calcext:value-type="string">
            <text:p>,</text:p>
          </table:table-cell>
          <table:table-cell table:style-name="ce12" table:formula="of:=([.D245]-[.G245]+[.$A$3])/2" office:value-type="float" office:value="22.9029882602969"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12" table:formula="of:=[.H245]" office:value-type="float" office:value="0" calcext:value-type="float">
            <text:p>0</text:p>
          </table:table-cell>
          <table:table-cell table:style-name="ce12" office:value-type="string" calcext:value-type="string">
            <text:p>,</text:p>
          </table:table-cell>
          <table:table-cell table:style-name="ce12" table:formula="of:=([.D246]-[.G246]+[.$A$3])/2" office:value-type="float" office:value="22.0662540863208"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12" table:formula="of:=[.H246]" office:value-type="float" office:value="0" calcext:value-type="float">
            <text:p>0</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12" table:formula="of:=[.H247]" office:value-type="float" office:value="0" calcext:value-type="float">
            <text:p>0</text:p>
          </table:table-cell>
          <table:table-cell table:style-name="ce12" office:value-type="string" calcext:value-type="string">
            <text:p>,</text:p>
          </table:table-cell>
          <table:table-cell table:style-name="ce12" table:formula="of:=([.D248]-[.G248]+[.$A$3])/2" office:value-type="float" office:value="20.5837795384422"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12" table:formula="of:=[.H248]" office:value-type="float" office:value="0" calcext:value-type="float">
            <text:p>0</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12" table:formula="of:=[.H249]" office:value-type="float" office:value="0" calcext:value-type="float">
            <text:p>0</text:p>
          </table:table-cell>
          <table:table-cell table:style-name="ce12" office:value-type="string" calcext:value-type="string">
            <text:p>,</text:p>
          </table:table-cell>
          <table:table-cell table:style-name="ce12" table:formula="of:=([.D250]-[.G250]+[.$A$3])/2" office:value-type="float" office:value="19.3588755304104"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12" table:formula="of:=[.H250]" office:value-type="float" office:value="0" calcext:value-type="float">
            <text:p>0</text:p>
          </table:table-cell>
          <table:table-cell table:style-name="ce12" office:value-type="string" calcext:value-type="string">
            <text:p>,</text:p>
          </table:table-cell>
          <table:table-cell table:style-name="ce12" table:formula="of:=([.D251]-[.G251]+[.$A$3])/2" office:value-type="float" office:value="18.8439590787702"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12" table:formula="of:=[.H251]" office:value-type="float" office:value="0" calcext:value-type="float">
            <text:p>0</text:p>
          </table:table-cell>
          <table:table-cell table:style-name="ce12" office:value-type="string" calcext:value-type="string">
            <text:p>,</text:p>
          </table:table-cell>
          <table:table-cell table:style-name="ce12" table:formula="of:=([.D252]-[.G252]+[.$A$3])/2" office:value-type="float" office:value="18.3944929632697"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12" table:formula="of:=[.H252]" office:value-type="float" office:value="0" calcext:value-type="float">
            <text:p>0</text:p>
          </table:table-cell>
          <table:table-cell table:style-name="ce12" office:value-type="string" calcext:value-type="string">
            <text:p>,</text:p>
          </table:table-cell>
          <table:table-cell table:style-name="ce12" table:formula="of:=([.D253]-[.G253]+[.$A$3])/2" office:value-type="float" office:value="18.0107479254906" calcext:value-type="float">
            <text:p>18</text:p>
          </table:table-cell>
          <table:table-cell table:style-name="ce12" table:formula="of:=([.E253]-[.G253]+[.$A$3])/2" office:value-type="float" office:value="236.989252074509"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12" table:formula="of:=[.H253]" office:value-type="float" office:value="0" calcext:value-type="float">
            <text:p>0</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12" table:formula="of:=[.H254]" office:value-type="float" office:value="0" calcext:value-type="float">
            <text:p>0</text:p>
          </table:table-cell>
          <table:table-cell table:style-name="ce12" office:value-type="string" calcext:value-type="string">
            <text:p>,</text:p>
          </table:table-cell>
          <table:table-cell table:style-name="ce12" table:formula="of:=([.D255]-[.G255]+[.$A$3])/2" office:value-type="float" office:value="17.4413059705843"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12" table:formula="of:=[.H255]" office:value-type="float" office:value="0" calcext:value-type="float">
            <text:p>0</text:p>
          </table:table-cell>
          <table:table-cell table:style-name="ce12" office:value-type="string" calcext:value-type="string">
            <text:p>,</text:p>
          </table:table-cell>
          <table:table-cell table:style-name="ce12" table:formula="of:=([.D256]-[.G256]+[.$A$3])/2" office:value-type="float" office:value="17.2559520639981"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12" table:formula="of:=[.H256]" office:value-type="float" office:value="0" calcext:value-type="float">
            <text:p>0</text:p>
          </table:table-cell>
          <table:table-cell table:style-name="ce12" office:value-type="string" calcext:value-type="string">
            <text:p>,</text:p>
          </table:table-cell>
          <table:table-cell table:style-name="ce12" table:formula="of:=([.D257]-[.G257]+[.$A$3])/2" office:value-type="float" office:value="17.137005049598"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12" table:formula="of:=[.H257]" office:value-type="float" office:value="0" calcext:value-type="float">
            <text:p>0</text:p>
          </table:table-cell>
          <table:table-cell table:style-name="ce12" office:value-type="string" calcext:value-type="string">
            <text:p>,</text:p>
          </table:table-cell>
          <table:table-cell table:style-name="ce12" table:formula="of:=([.D258]-[.G258]+[.$A$3])/2" office:value-type="float" office:value="17.0845365766179"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row>
        <table:table-row table:style-name="ro1" table:number-rows-repeated="104">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5"/>
        </table:table-row>
        <table:table-row table:style-name="ro1" table:number-rows-repeated="1048212">
          <table:table-cell table:number-columns-repeated="17"/>
        </table:table-row>
        <table:table-row table:style-name="ro1">
          <table:table-cell table:number-columns-repeated="17"/>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0-00-0000</text:date>, <text:time style:data-style-name="N2" text:time-value="21:05:04.2515374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09T21:18:07.701842632</dc:date>
    <meta:editing-duration>P2DT19H51M50S</meta:editing-duration>
    <meta:editing-cycles>27</meta:editing-cycles>
    <meta:generator>LibreOffice/5.3.1.2$Linux_X86_64 LibreOffice_project/30m0$Build-2</meta:generator>
    <meta:document-statistic meta:table-count="2" meta:cell-count="6592"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258"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258 Sheet1.J2:Sheet1.K258" svg:x="0.594cm" svg:y="0.308cm" svg:width="25.687cm" svg:height="14.801cm">
          <chartooo:coordinate-region svg:x="1.692cm" svg:y="0.43cm" svg:width="24.589cm" svg:height="13.74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6.67554546226095">
                <text:p>6.67554546226095</text:p>
              </table:table-cell>
              <table:table-cell office:value-type="float" office:value="17.0985782501039">
                <text:p>17.0985782501039</text:p>
              </table:table-cell>
              <table:table-cell office:value-type="float" office:value="237.901421749896">
                <text:p>237.901421749896</text:p>
              </table:table-cell>
            </table:table-row>
            <table:table-row>
              <table:table-cell office:value-type="string">
                <text:p>3</text:p>
              </table:table-cell>
              <table:table-cell office:value-type="float" office:value="16.0591251341896">
                <text:p>16.0591251341896</text:p>
              </table:table-cell>
              <table:table-cell office:value-type="float" office:value="17.179121611877">
                <text:p>17.179121611877</text:p>
              </table:table-cell>
              <table:table-cell office:value-type="float" office:value="237.820878388123">
                <text:p>237.820878388123</text:p>
              </table:table-cell>
            </table:table-row>
            <table:table-row>
              <table:table-cell office:value-type="string">
                <text:p>4</text:p>
              </table:table-cell>
              <table:table-cell office:value-type="float" office:value="25.4330313896269">
                <text:p>25.4330313896269</text:p>
              </table:table-cell>
              <table:table-cell office:value-type="float" office:value="17.3261181456277">
                <text:p>17.3261181456277</text:p>
              </table:table-cell>
              <table:table-cell office:value-type="float" office:value="237.673881854372">
                <text:p>237.673881854372</text:p>
              </table:table-cell>
            </table:table-row>
            <table:table-row>
              <table:table-cell office:value-type="string">
                <text:p>5</text:p>
              </table:table-cell>
              <table:table-cell office:value-type="float" office:value="34.7916177379574">
                <text:p>34.7916177379574</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44.1292469167049">
                <text:p>44.1292469167049</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53.4402942872085">
                <text:p>53.4402942872085</text:p>
              </table:table-cell>
              <table:table-cell office:value-type="float" office:value="18.1647415261601">
                <text:p>18.1647415261601</text:p>
              </table:table-cell>
              <table:table-cell office:value-type="float" office:value="236.83525847384">
                <text:p>236.83525847384</text:p>
              </table:table-cell>
            </table:table-row>
            <table:table-row>
              <table:table-cell office:value-type="string">
                <text:p>8</text:p>
              </table:table-cell>
              <table:table-cell office:value-type="float" office:value="62.7191512226949">
                <text:p>62.7191512226949</text:p>
              </table:table-cell>
              <table:table-cell office:value-type="float" office:value="18.5762659510852">
                <text:p>18.5762659510852</text:p>
              </table:table-cell>
              <table:table-cell office:value-type="float" office:value="236.423734048915">
                <text:p>236.423734048915</text:p>
              </table:table-cell>
            </table:table-row>
            <table:table-row>
              <table:table-cell office:value-type="string">
                <text:p>9</text:p>
              </table:table-cell>
              <table:table-cell office:value-type="float" office:value="71.9602284867049">
                <text:p>71.9602284867049</text:p>
              </table:table-cell>
              <table:table-cell office:value-type="float" office:value="19.0534019604806">
                <text:p>19.0534019604806</text:p>
              </table:table-cell>
              <table:table-cell office:value-type="float" office:value="235.946598039519">
                <text:p>235.946598039519</text:p>
              </table:table-cell>
            </table:table-row>
            <table:table-row>
              <table:table-cell office:value-type="string">
                <text:p>10</text:p>
              </table:table-cell>
              <table:table-cell office:value-type="float" office:value="81.1579595998407">
                <text:p>81.1579595998407</text:p>
              </table:table-cell>
              <table:table-cell office:value-type="float" office:value="19.5958621454554">
                <text:p>19.5958621454554</text:p>
              </table:table-cell>
              <table:table-cell office:value-type="float" office:value="235.404137854545">
                <text:p>235.404137854545</text:p>
              </table:table-cell>
            </table:table-row>
            <table:table-row>
              <table:table-cell office:value-type="string">
                <text:p>11</text:p>
              </table:table-cell>
              <table:table-cell office:value-type="float" office:value="90.3068041928052">
                <text:p>90.3068041928052</text:p>
              </table:table-cell>
              <table:table-cell office:value-type="float" office:value="20.2033197482783">
                <text:p>20.2033197482783</text:p>
              </table:table-cell>
              <table:table-cell office:value-type="float" office:value="234.796680251722">
                <text:p>234.796680251722</text:p>
              </table:table-cell>
            </table:table-row>
            <table:table-row>
              <table:table-cell office:value-type="string">
                <text:p>12</text:p>
              </table:table-cell>
              <table:table-cell office:value-type="float" office:value="99.4012513437128">
                <text:p>99.4012513437128</text:p>
              </table:table-cell>
              <table:table-cell office:value-type="float" office:value="20.8754088592036">
                <text:p>20.8754088592036</text:p>
              </table:table-cell>
              <table:table-cell office:value-type="float" office:value="234.124591140796">
                <text:p>234.124591140796</text:p>
              </table:table-cell>
            </table:table-row>
            <table:table-row>
              <table:table-cell office:value-type="string">
                <text:p>13</text:p>
              </table:table-cell>
              <table:table-cell office:value-type="float" office:value="108.435822897663">
                <text:p>108.435822897663</text:p>
              </table:table-cell>
              <table:table-cell office:value-type="float" office:value="21.6117246368818">
                <text:p>21.6117246368818</text:p>
              </table:table-cell>
              <table:table-cell office:value-type="float" office:value="233.388275363118">
                <text:p>233.388275363118</text:p>
              </table:table-cell>
            </table:table-row>
            <table:table-row>
              <table:table-cell office:value-type="string">
                <text:p>14</text:p>
              </table:table-cell>
              <table:table-cell office:value-type="float" office:value="117.405076766576">
                <text:p>117.405076766576</text:p>
              </table:table-cell>
              <table:table-cell office:value-type="float" office:value="22.411823552221">
                <text:p>22.411823552221</text:p>
              </table:table-cell>
              <table:table-cell office:value-type="float" office:value="232.588176447779">
                <text:p>232.588176447779</text:p>
              </table:table-cell>
            </table:table-row>
            <table:table-row>
              <table:table-cell office:value-type="string">
                <text:p>15</text:p>
              </table:table-cell>
              <table:table-cell office:value-type="float" office:value="126.303610207304">
                <text:p>126.303610207304</text:p>
              </table:table-cell>
              <table:table-cell office:value-type="float" office:value="23.2752236555525">
                <text:p>23.2752236555525</text:p>
              </table:table-cell>
              <table:table-cell office:value-type="float" office:value="231.724776344448">
                <text:p>231.724776344448</text:p>
              </table:table-cell>
            </table:table-row>
            <table:table-row>
              <table:table-cell office:value-type="string">
                <text:p>16</text:p>
              </table:table-cell>
              <table:table-cell office:value-type="float" office:value="135.126063076039">
                <text:p>135.126063076039</text:p>
              </table:table-cell>
              <table:table-cell office:value-type="float" office:value="24.2014048669384">
                <text:p>24.2014048669384</text:p>
              </table:table-cell>
              <table:table-cell office:value-type="float" office:value="230.798595133062">
                <text:p>230.798595133062</text:p>
              </table:table-cell>
            </table:table-row>
            <table:table-row>
              <table:table-cell office:value-type="string">
                <text:p>17</text:p>
              </table:table-cell>
              <table:table-cell office:value-type="float" office:value="143.867121057066">
                <text:p>143.867121057066</text:p>
              </table:table-cell>
              <table:table-cell office:value-type="float" office:value="25.1898092894492">
                <text:p>25.1898092894492</text:p>
              </table:table-cell>
              <table:table-cell office:value-type="float" office:value="229.810190710551">
                <text:p>229.810190710551</text:p>
              </table:table-cell>
            </table:table-row>
            <table:table-row>
              <table:table-cell office:value-type="string">
                <text:p>18</text:p>
              </table:table-cell>
              <table:table-cell office:value-type="float" office:value="152.521518863907">
                <text:p>152.521518863907</text:p>
              </table:table-cell>
              <table:table-cell office:value-type="float" office:value="26.2398415452195">
                <text:p>26.2398415452195</text:p>
              </table:table-cell>
              <table:table-cell office:value-type="float" office:value="228.76015845478">
                <text:p>228.76015845478</text:p>
              </table:table-cell>
            </table:table-row>
            <table:table-row>
              <table:table-cell office:value-type="string">
                <text:p>19</text:p>
              </table:table-cell>
              <table:table-cell office:value-type="float" office:value="161.084043410931">
                <text:p>161.084043410931</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169.549536953523">
                <text:p>169.549536953523</text:p>
              </table:table-cell>
              <table:table-cell office:value-type="float" office:value="28.5222228145606">
                <text:p>28.5222228145606</text:p>
              </table:table-cell>
              <table:table-cell office:value-type="float" office:value="226.477777185439">
                <text:p>226.477777185439</text:p>
              </table:table-cell>
            </table:table-row>
            <table:table-row>
              <table:table-cell office:value-type="string">
                <text:p>21</text:p>
              </table:table-cell>
              <table:table-cell office:value-type="float" office:value="177.912900194922">
                <text:p>177.912900194922</text:p>
              </table:table-cell>
              <table:table-cell office:value-type="float" office:value="29.7531970069984">
                <text:p>29.7531970069984</text:p>
              </table:table-cell>
              <table:table-cell office:value-type="float" office:value="225.246802993002">
                <text:p>225.246802993002</text:p>
              </table:table-cell>
            </table:table-row>
            <table:table-row>
              <table:table-cell office:value-type="string">
                <text:p>22</text:p>
              </table:table-cell>
              <table:table-cell office:value-type="float" office:value="186.169095357834">
                <text:p>186.169095357834</text:p>
              </table:table-cell>
              <table:table-cell office:value-type="float" office:value="31.0430502185709">
                <text:p>31.0430502185709</text:p>
              </table:table-cell>
              <table:table-cell office:value-type="float" office:value="223.956949781429">
                <text:p>223.956949781429</text:p>
              </table:table-cell>
            </table:table-row>
            <table:table-row>
              <table:table-cell office:value-type="string">
                <text:p>23</text:p>
              </table:table-cell>
              <table:table-cell office:value-type="float" office:value="192.265569119573">
                <text:p>192.265569119573</text:p>
              </table:table-cell>
              <table:table-cell office:value-type="float" office:value="31.3672154402135">
                <text:p>31.3672154402135</text:p>
              </table:table-cell>
              <table:table-cell office:value-type="float" office:value="221.585204460346">
                <text:p>221.585204460346</text:p>
              </table:table-cell>
            </table:table-row>
            <table:table-row>
              <table:table-cell office:value-type="string">
                <text:p>24</text:p>
              </table:table-cell>
              <table:table-cell office:value-type="float" office:value="194.873827189235">
                <text:p>194.873827189235</text:p>
              </table:table-cell>
              <table:table-cell office:value-type="float" office:value="30.0630864053826">
                <text:p>30.0630864053826</text:p>
              </table:table-cell>
              <table:table-cell office:value-type="float" office:value="217.470584678912">
                <text:p>217.470584678912</text:p>
              </table:table-cell>
            </table:table-row>
            <table:table-row>
              <table:table-cell office:value-type="string">
                <text:p>25</text:p>
              </table:table-cell>
              <table:table-cell office:value-type="float" office:value="197.3647005522">
                <text:p>197.3647005522</text:p>
              </table:table-cell>
              <table:table-cell office:value-type="float" office:value="28.8176497239002">
                <text:p>28.8176497239002</text:p>
              </table:table-cell>
              <table:table-cell office:value-type="float" office:value="213.301769981484">
                <text:p>213.301769981484</text:p>
              </table:table-cell>
            </table:table-row>
            <table:table-row>
              <table:table-cell office:value-type="string">
                <text:p>26</text:p>
              </table:table-cell>
              <table:table-cell office:value-type="float" office:value="199.736688799493">
                <text:p>199.736688799493</text:p>
              </table:table-cell>
              <table:table-cell office:value-type="float" office:value="27.6316556002534">
                <text:p>27.6316556002534</text:p>
              </table:table-cell>
              <table:table-cell office:value-type="float" office:value="209.081271506154">
                <text:p>209.081271506154</text:p>
              </table:table-cell>
            </table:table-row>
            <table:table-row>
              <table:table-cell office:value-type="string">
                <text:p>27</text:p>
              </table:table-cell>
              <table:table-cell office:value-type="float" office:value="201.98836313409">
                <text:p>201.98836313409</text:p>
              </table:table-cell>
              <table:table-cell office:value-type="float" office:value="26.505818432955">
                <text:p>26.505818432955</text:p>
              </table:table-cell>
              <table:table-cell office:value-type="float" office:value="204.811631523389">
                <text:p>204.811631523389</text:p>
              </table:table-cell>
            </table:table-row>
            <table:table-row>
              <table:table-cell office:value-type="string">
                <text:p>28</text:p>
              </table:table-cell>
              <table:table-cell office:value-type="float" office:value="204.118367231566">
                <text:p>204.118367231566</text:p>
              </table:table-cell>
              <table:table-cell office:value-type="float" office:value="25.440816384217">
                <text:p>25.440816384217</text:p>
              </table:table-cell>
              <table:table-cell office:value-type="float" office:value="200.495421904663">
                <text:p>200.495421904663</text:p>
              </table:table-cell>
            </table:table-row>
            <table:table-row>
              <table:table-cell office:value-type="string">
                <text:p>29</text:p>
              </table:table-cell>
              <table:table-cell office:value-type="float" office:value="206.125418057099">
                <text:p>206.125418057099</text:p>
              </table:table-cell>
              <table:table-cell office:value-type="float" office:value="24.4372909714505">
                <text:p>24.4372909714505</text:p>
              </table:table-cell>
              <table:table-cell office:value-type="float" office:value="196.135242573255">
                <text:p>196.135242573255</text:p>
              </table:table-cell>
            </table:table-row>
            <table:table-row>
              <table:table-cell office:value-type="string">
                <text:p>30</text:p>
              </table:table-cell>
              <table:table-cell office:value-type="float" office:value="208.008306638321">
                <text:p>208.008306638321</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09.765898793555">
                <text:p>209.765898793555</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11.397135815007">
                <text:p>211.397135815007</text:p>
              </table:table-cell>
              <table:table-cell office:value-type="float" office:value="21.8014320924963">
                <text:p>21.8014320924963</text:p>
              </table:table-cell>
              <table:table-cell office:value-type="float" office:value="182.817273314115">
                <text:p>182.817273314115</text:p>
              </table:table-cell>
            </table:table-row>
            <table:table-row>
              <table:table-cell office:value-type="string">
                <text:p>33</text:p>
              </table:table-cell>
              <table:table-cell office:value-type="float" office:value="212.901035106493">
                <text:p>212.901035106493</text:p>
              </table:table-cell>
              <table:table-cell office:value-type="float" office:value="21.0494824467533">
                <text:p>21.0494824467533</text:p>
              </table:table-cell>
              <table:table-cell office:value-type="float" office:value="178.307720259206">
                <text:p>178.307720259206</text:p>
              </table:table-cell>
            </table:table-row>
            <table:table-row>
              <table:table-cell office:value-type="string">
                <text:p>34</text:p>
              </table:table-cell>
              <table:table-cell office:value-type="float" office:value="214.276690775314">
                <text:p>214.276690775314</text:p>
              </table:table-cell>
              <table:table-cell office:value-type="float" office:value="20.3616546123432">
                <text:p>20.3616546123432</text:p>
              </table:table-cell>
              <table:table-cell office:value-type="float" office:value="173.767562533436">
                <text:p>173.767562533436</text:p>
              </table:table-cell>
            </table:table-row>
            <table:table-row>
              <table:table-cell office:value-type="string">
                <text:p>35</text:p>
              </table:table-cell>
              <table:table-cell office:value-type="float" office:value="215.523274177933">
                <text:p>215.523274177933</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16.640034419121">
                <text:p>216.640034419121</text:p>
              </table:table-cell>
              <table:table-cell office:value-type="float" office:value="19.1799827904396">
                <text:p>19.1799827904396</text:p>
              </table:table-cell>
              <table:table-cell office:value-type="float" office:value="164.606389142055">
                <text:p>164.606389142055</text:p>
              </table:table-cell>
            </table:table-row>
            <table:table-row>
              <table:table-cell office:value-type="string">
                <text:p>37</text:p>
              </table:table-cell>
              <table:table-cell office:value-type="float" office:value="217.626298804268">
                <text:p>217.626298804268</text:p>
              </table:table-cell>
              <table:table-cell office:value-type="float" office:value="18.6868505978662">
                <text:p>18.6868505978662</text:p>
              </table:table-cell>
              <table:table-cell office:value-type="float" office:value="159.990891824736">
                <text:p>159.990891824736</text:p>
              </table:table-cell>
            </table:table-row>
            <table:table-row>
              <table:table-cell office:value-type="string">
                <text:p>38</text:p>
              </table:table-cell>
              <table:table-cell office:value-type="float" office:value="218.481473244586">
                <text:p>218.481473244586</text:p>
              </table:table-cell>
              <table:table-cell office:value-type="float" office:value="18.2592633777068">
                <text:p>18.2592633777068</text:p>
              </table:table-cell>
              <table:table-cell office:value-type="float" office:value="155.355823209094">
                <text:p>155.355823209094</text:p>
              </table:table-cell>
            </table:table-row>
            <table:table-row>
              <table:table-cell office:value-type="string">
                <text:p>39</text:p>
              </table:table-cell>
              <table:table-cell office:value-type="float" office:value="219.205042614971">
                <text:p>219.205042614971</text:p>
              </table:table-cell>
              <table:table-cell office:value-type="float" office:value="17.8974786925145">
                <text:p>17.8974786925145</text:p>
              </table:table-cell>
              <table:table-cell office:value-type="float" office:value="150.703975287148">
                <text:p>150.703975287148</text:p>
              </table:table-cell>
            </table:table-row>
            <table:table-row>
              <table:table-cell office:value-type="string">
                <text:p>40</text:p>
              </table:table-cell>
              <table:table-cell office:value-type="float" office:value="219.796571064289">
                <text:p>219.796571064289</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20.25570227792">
                <text:p>220.25570227792</text:p>
              </table:table-cell>
              <table:table-cell office:value-type="float" office:value="17.3721488610397">
                <text:p>17.3721488610397</text:p>
              </table:table-cell>
              <table:table-cell office:value-type="float" office:value="141.361158340665">
                <text:p>141.361158340665</text:p>
              </table:table-cell>
            </table:table-row>
            <table:table-row>
              <table:table-cell office:value-type="string">
                <text:p>42</text:p>
              </table:table-cell>
              <table:table-cell office:value-type="float" office:value="220.582159692391">
                <text:p>220.582159692391</text:p>
              </table:table-cell>
              <table:table-cell office:value-type="float" office:value="17.2089201538043">
                <text:p>17.2089201538043</text:p>
              </table:table-cell>
              <table:table-cell office:value-type="float" office:value="136.675817079707">
                <text:p>136.675817079707</text:p>
              </table:table-cell>
            </table:table-row>
            <table:table-row>
              <table:table-cell office:value-type="string">
                <text:p>43</text:p>
              </table:table-cell>
              <table:table-cell office:value-type="float" office:value="220.775746661962">
                <text:p>220.775746661962</text:p>
              </table:table-cell>
              <table:table-cell office:value-type="float" office:value="17.1121266690191">
                <text:p>17.1121266690191</text:p>
              </table:table-cell>
              <table:table-cell office:value-type="float" office:value="131.984948649646">
                <text:p>131.984948649646</text:p>
              </table:table-cell>
            </table:table-row>
            <table:table-row>
              <table:table-cell office:value-type="string">
                <text:p>44</text:p>
              </table:table-cell>
              <table:table-cell office:value-type="float" office:value="220.83634657708">
                <text:p>220.83634657708</text:p>
              </table:table-cell>
              <table:table-cell office:value-type="float" office:value="17.0818267114601">
                <text:p>17.0818267114601</text:p>
              </table:table-cell>
              <table:table-cell office:value-type="float" office:value="127.291378654221">
                <text:p>127.291378654221</text:p>
              </table:table-cell>
            </table:table-row>
            <table:table-row>
              <table:table-cell office:value-type="string">
                <text:p>45</text:p>
              </table:table-cell>
              <table:table-cell office:value-type="float" office:value="220.763922934622">
                <text:p>220.763922934622</text:p>
              </table:table-cell>
              <table:table-cell office:value-type="float" office:value="17.1180385326886">
                <text:p>17.1180385326886</text:p>
              </table:table-cell>
              <table:table-cell office:value-type="float" office:value="122.597934324494">
                <text:p>122.597934324494</text:p>
              </table:table-cell>
            </table:table-row>
            <table:table-row>
              <table:table-cell office:value-type="string">
                <text:p>46</text:p>
              </table:table-cell>
              <table:table-cell office:value-type="float" office:value="220.558519359884">
                <text:p>220.558519359884</text:p>
              </table:table-cell>
              <table:table-cell office:value-type="float" office:value="17.2207403200577">
                <text:p>17.2207403200577</text:p>
              </table:table-cell>
              <table:table-cell office:value-type="float" office:value="117.90744281583">
                <text:p>117.90744281583</text:p>
              </table:table-cell>
            </table:table-row>
            <table:table-row>
              <table:table-cell office:value-type="string">
                <text:p>47</text:p>
              </table:table-cell>
              <table:table-cell office:value-type="float" office:value="220.220259580298">
                <text:p>220.220259580298</text:p>
              </table:table-cell>
              <table:table-cell office:value-type="float" office:value="17.3898702098509">
                <text:p>17.3898702098509</text:p>
              </table:table-cell>
              <table:table-cell office:value-type="float" office:value="113.222729504925">
                <text:p>113.222729504925</text:p>
              </table:table-cell>
            </table:table-row>
            <table:table-row>
              <table:table-cell office:value-type="string">
                <text:p>48</text:p>
              </table:table-cell>
              <table:table-cell office:value-type="float" office:value="219.749347350907">
                <text:p>219.749347350907</text:p>
              </table:table-cell>
              <table:table-cell office:value-type="float" office:value="17.6253263245467">
                <text:p>17.6253263245467</text:p>
              </table:table-cell>
              <table:table-cell office:value-type="float" office:value="108.546616287905">
                <text:p>108.546616287905</text:p>
              </table:table-cell>
            </table:table-row>
            <table:table-row>
              <table:table-cell office:value-type="string">
                <text:p>49</text:p>
              </table:table-cell>
              <table:table-cell office:value-type="float" office:value="219.146066331628">
                <text:p>219.146066331628</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18.410779916391">
                <text:p>218.410779916391</text:p>
              </table:table-cell>
              <table:table-cell office:value-type="float" office:value="18.2946100418045">
                <text:p>18.2946100418045</text:p>
              </table:table-cell>
              <table:table-cell office:value-type="float" office:value="99.231450121462">
                <text:p>99.231450121462</text:p>
              </table:table-cell>
            </table:table-row>
            <table:table-row>
              <table:table-cell office:value-type="string">
                <text:p>51</text:p>
              </table:table-cell>
              <table:table-cell office:value-type="float" office:value="217.543931014236">
                <text:p>217.543931014236</text:p>
              </table:table-cell>
              <table:table-cell office:value-type="float" office:value="18.7280344928815">
                <text:p>18.7280344928815</text:p>
              </table:table-cell>
              <table:table-cell office:value-type="float" office:value="94.5980082798218">
                <text:p>94.5980082798218</text:p>
              </table:table-cell>
            </table:table-row>
            <table:table-row>
              <table:table-cell office:value-type="string">
                <text:p>52</text:p>
              </table:table-cell>
              <table:table-cell office:value-type="float" office:value="216.546041782532">
                <text:p>216.546041782532</text:p>
              </table:table-cell>
              <table:table-cell office:value-type="float" office:value="19.2269791087342">
                <text:p>19.2269791087342</text:p>
              </table:table-cell>
              <table:table-cell office:value-type="float" office:value="89.9843853677092">
                <text:p>89.9843853677092</text:p>
              </table:table-cell>
            </table:table-row>
            <table:table-row>
              <table:table-cell office:value-type="string">
                <text:p>53</text:p>
              </table:table-cell>
              <table:table-cell office:value-type="float" office:value="215.417713312434">
                <text:p>215.417713312434</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14.159625266825">
                <text:p>214.159625266825</text:p>
              </table:table-cell>
              <table:table-cell office:value-type="float" office:value="20.4201873665874">
                <text:p>20.4201873665874</text:p>
              </table:table-cell>
              <table:table-cell office:value-type="float" office:value="80.8276990155854">
                <text:p>80.8276990155854</text:p>
              </table:table-cell>
            </table:table-row>
            <table:table-row>
              <table:table-cell office:value-type="string">
                <text:p>55</text:p>
              </table:table-cell>
              <table:table-cell office:value-type="float" office:value="212.772535470899">
                <text:p>212.772535470899</text:p>
              </table:table-cell>
              <table:table-cell office:value-type="float" office:value="21.1137322645504">
                <text:p>21.1137322645504</text:p>
              </table:table-cell>
              <table:table-cell office:value-type="float" office:value="76.2901512210422">
                <text:p>76.2901512210422</text:p>
              </table:table-cell>
            </table:table-row>
            <table:table-row>
              <table:table-cell office:value-type="string">
                <text:p>56</text:p>
              </table:table-cell>
              <table:table-cell office:value-type="float" office:value="211.257279455683">
                <text:p>211.257279455683</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09.614769954741">
                <text:p>209.614769954741</text:p>
              </table:table-cell>
              <table:table-cell office:value-type="float" office:value="22.6926150226293">
                <text:p>22.6926150226293</text:p>
              </table:table-cell>
              <table:table-cell office:value-type="float" office:value="67.3103109941939">
                <text:p>67.3103109941939</text:p>
              </table:table-cell>
            </table:table-row>
            <table:table-row>
              <table:table-cell office:value-type="string">
                <text:p>58</text:p>
              </table:table-cell>
              <table:table-cell office:value-type="float" office:value="207.84599635438">
                <text:p>207.84599635438</text:p>
              </table:table-cell>
              <table:table-cell office:value-type="float" office:value="23.57700182281">
                <text:p>23.57700182281</text:p>
              </table:table-cell>
              <table:table-cell office:value-type="float" office:value="62.8734276818638">
                <text:p>62.8734276818638</text:p>
              </table:table-cell>
            </table:table-row>
            <table:table-row>
              <table:table-cell office:value-type="string">
                <text:p>59</text:p>
              </table:table-cell>
              <table:table-cell office:value-type="float" office:value="205.952024097677">
                <text:p>205.952024097677</text:p>
              </table:table-cell>
              <table:table-cell office:value-type="float" office:value="24.5239879511614">
                <text:p>24.5239879511614</text:p>
              </table:table-cell>
              <table:table-cell office:value-type="float" office:value="58.4754730001548">
                <text:p>58.4754730001548</text:p>
              </table:table-cell>
            </table:table-row>
            <table:table-row>
              <table:table-cell office:value-type="string">
                <text:p>60</text:p>
              </table:table-cell>
              <table:table-cell office:value-type="float" office:value="203.9339940427">
                <text:p>203.9339940427</text:p>
              </table:table-cell>
              <table:table-cell office:value-type="float" office:value="25.53300297865">
                <text:p>25.53300297865</text:p>
              </table:table-cell>
              <table:table-cell office:value-type="float" office:value="54.1190961125172">
                <text:p>54.1190961125172</text:p>
              </table:table-cell>
            </table:table-row>
            <table:table-row>
              <table:table-cell office:value-type="string">
                <text:p>61</text:p>
              </table:table-cell>
              <table:table-cell office:value-type="float" office:value="201.793121775295">
                <text:p>201.793121775295</text:p>
              </table:table-cell>
              <table:table-cell office:value-type="float" office:value="26.6034391123526">
                <text:p>26.6034391123526</text:p>
              </table:table-cell>
              <table:table-cell office:value-type="float" office:value="49.8069211374928">
                <text:p>49.8069211374928</text:p>
              </table:table-cell>
            </table:table-row>
            <table:table-row>
              <table:table-cell office:value-type="string">
                <text:p>62</text:p>
              </table:table-cell>
              <table:table-cell office:value-type="float" office:value="199.530696876863">
                <text:p>199.530696876863</text:p>
              </table:table-cell>
              <table:table-cell office:value-type="float" office:value="27.7346515615685">
                <text:p>27.7346515615685</text:p>
              </table:table-cell>
              <table:table-cell office:value-type="float" office:value="45.5415455680438">
                <text:p>45.5415455680438</text:p>
              </table:table-cell>
            </table:table-row>
            <table:table-row>
              <table:table-cell office:value-type="string">
                <text:p>63</text:p>
              </table:table-cell>
              <table:table-cell office:value-type="float" office:value="197.148082147566">
                <text:p>197.148082147566</text:p>
              </table:table-cell>
              <table:table-cell office:value-type="float" office:value="28.925958926217">
                <text:p>28.925958926217</text:p>
              </table:table-cell>
              <table:table-cell office:value-type="float" office:value="41.3255387069206">
                <text:p>41.3255387069206</text:p>
              </table:table-cell>
            </table:table-row>
            <table:table-row>
              <table:table-cell office:value-type="string">
                <text:p>64</text:p>
              </table:table-cell>
              <table:table-cell office:value-type="float" office:value="194.646712785425">
                <text:p>194.646712785425</text:p>
              </table:table-cell>
              <table:table-cell office:value-type="float" office:value="30.1766436072876">
                <text:p>30.1766436072876</text:p>
              </table:table-cell>
              <table:table-cell office:value-type="float" office:value="37.1614401190096">
                <text:p>37.1614401190096</text:p>
              </table:table-cell>
            </table:table-row>
            <table:table-row>
              <table:table-cell office:value-type="string">
                <text:p>65</text:p>
              </table:table-cell>
              <table:table-cell office:value-type="float" office:value="192.028095521811">
                <text:p>192.028095521811</text:p>
              </table:table-cell>
              <table:table-cell office:value-type="float" office:value="31.4859522390945">
                <text:p>31.4859522390945</text:p>
              </table:table-cell>
              <table:table-cell office:value-type="float" office:value="33.0517581015947">
                <text:p>33.0517581015947</text:p>
              </table:table-cell>
            </table:table-row>
            <table:table-row>
              <table:table-cell office:value-type="string">
                <text:p>66</text:p>
              </table:table-cell>
              <table:table-cell office:value-type="float" office:value="193.147935683472">
                <text:p>193.147935683472</text:p>
              </table:table-cell>
              <table:table-cell office:value-type="float" office:value="34.780160127888">
                <text:p>34.780160127888</text:p>
              </table:table-cell>
              <table:table-cell office:value-type="float" office:value="30.9260321582641">
                <text:p>30.9260321582641</text:p>
              </table:table-cell>
            </table:table-row>
            <table:table-row>
              <table:table-cell office:value-type="string">
                <text:p>67</text:p>
              </table:table-cell>
              <table:table-cell office:value-type="float" office:value="195.717236613443">
                <text:p>195.717236613443</text:p>
              </table:table-cell>
              <table:table-cell office:value-type="float" office:value="38.9131219124525">
                <text:p>38.9131219124525</text:p>
              </table:table-cell>
              <table:table-cell office:value-type="float" office:value="29.6413816932782">
                <text:p>29.6413816932782</text:p>
              </table:table-cell>
            </table:table-row>
            <table:table-row>
              <table:table-cell office:value-type="string">
                <text:p>68</text:p>
              </table:table-cell>
              <table:table-cell office:value-type="float" office:value="198.168644798419">
                <text:p>198.168644798419</text:p>
              </table:table-cell>
              <table:table-cell office:value-type="float" office:value="43.0994451199002">
                <text:p>43.0994451199002</text:p>
              </table:table-cell>
              <table:table-cell office:value-type="float" office:value="28.4156776007909">
                <text:p>28.4156776007909</text:p>
              </table:table-cell>
            </table:table-row>
            <table:table-row>
              <table:table-cell office:value-type="string">
                <text:p>69</text:p>
              </table:table-cell>
              <table:table-cell office:value-type="float" office:value="200.500683601769">
                <text:p>200.500683601769</text:p>
              </table:table-cell>
              <table:table-cell office:value-type="float" office:value="47.3366080656676">
                <text:p>47.3366080656676</text:p>
              </table:table-cell>
              <table:table-cell office:value-type="float" office:value="27.2496581991153">
                <text:p>27.2496581991153</text:p>
              </table:table-cell>
            </table:table-row>
            <table:table-row>
              <table:table-cell office:value-type="string">
                <text:p>70</text:p>
              </table:table-cell>
              <table:table-cell office:value-type="float" office:value="202.711948290522">
                <text:p>202.711948290522</text:p>
              </table:table-cell>
              <table:table-cell office:value-type="float" office:value="51.622058441234">
                <text:p>51.622058441234</text:p>
              </table:table-cell>
              <table:table-cell office:value-type="float" office:value="26.1440258547389">
                <text:p>26.1440258547389</text:p>
              </table:table-cell>
            </table:table-row>
            <table:table-row>
              <table:table-cell office:value-type="string">
                <text:p>71</text:p>
              </table:table-cell>
              <table:table-cell office:value-type="float" office:value="204.801106881513">
                <text:p>204.801106881513</text:p>
              </table:table-cell>
              <table:table-cell office:value-type="float" office:value="55.9532148515364">
                <text:p>55.9532148515364</text:p>
              </table:table-cell>
              <table:table-cell office:value-type="float" office:value="25.0994465592437">
                <text:p>25.0994465592437</text:p>
              </table:table-cell>
            </table:table-row>
            <table:table-row>
              <table:table-cell office:value-type="string">
                <text:p>72</text:p>
              </table:table-cell>
              <table:table-cell office:value-type="float" office:value="206.766900943725">
                <text:p>206.766900943725</text:p>
              </table:table-cell>
              <table:table-cell office:value-type="float" office:value="60.3274683699055">
                <text:p>60.3274683699055</text:p>
              </table:table-cell>
              <table:table-cell office:value-type="float" office:value="24.1165495281378">
                <text:p>24.1165495281378</text:p>
              </table:table-cell>
            </table:table-row>
            <table:table-row>
              <table:table-cell office:value-type="string">
                <text:p>73</text:p>
              </table:table-cell>
              <table:table-cell office:value-type="float" office:value="208.60814635632">
                <text:p>208.60814635632</text:p>
              </table:table-cell>
              <table:table-cell office:value-type="float" office:value="64.742184109586">
                <text:p>64.742184109586</text:p>
              </table:table-cell>
              <table:table-cell office:value-type="float" office:value="23.19592682184">
                <text:p>23.19592682184</text:p>
              </table:table-cell>
            </table:table-row>
            <table:table-row>
              <table:table-cell office:value-type="string">
                <text:p>74</text:p>
              </table:table-cell>
              <table:table-cell office:value-type="float" office:value="210.323734021912">
                <text:p>210.323734021912</text:p>
              </table:table-cell>
              <table:table-cell office:value-type="float" office:value="69.1947028108929">
                <text:p>69.1947028108929</text:p>
              </table:table-cell>
              <table:table-cell office:value-type="float" office:value="22.3381329890441">
                <text:p>22.3381329890441</text:p>
              </table:table-cell>
            </table:table-row>
            <table:table-row>
              <table:table-cell office:value-type="string">
                <text:p>75</text:p>
              </table:table-cell>
              <table:table-cell office:value-type="float" office:value="211.91263053464">
                <text:p>211.91263053464</text:p>
              </table:table-cell>
              <table:table-cell office:value-type="float" office:value="73.6823424430511">
                <text:p>73.6823424430511</text:p>
              </table:table-cell>
              <table:table-cell office:value-type="float" office:value="21.5436847326802">
                <text:p>21.5436847326802</text:p>
              </table:table-cell>
            </table:table-row>
            <table:table-row>
              <table:table-cell office:value-type="string">
                <text:p>76</text:p>
              </table:table-cell>
              <table:table-cell office:value-type="float" office:value="213.373878802656">
                <text:p>213.373878802656</text:p>
              </table:table-cell>
              <table:table-cell office:value-type="float" office:value="78.2023998197498">
                <text:p>78.2023998197498</text:p>
              </table:table-cell>
              <table:table-cell office:value-type="float" office:value="20.8130605986715">
                <text:p>20.8130605986715</text:p>
              </table:table-cell>
            </table:table-row>
            <table:table-row>
              <table:table-cell office:value-type="string">
                <text:p>77</text:p>
              </table:table-cell>
              <table:table-cell office:value-type="float" office:value="214.706598624647">
                <text:p>214.706598624647</text:p>
              </table:table-cell>
              <table:table-cell office:value-type="float" office:value="82.752152227441">
                <text:p>82.752152227441</text:p>
              </table:table-cell>
              <table:table-cell office:value-type="float" office:value="20.1467006876766">
                <text:p>20.1467006876766</text:p>
              </table:table-cell>
            </table:table-row>
            <table:table-row>
              <table:table-cell office:value-type="string">
                <text:p>78</text:p>
              </table:table-cell>
              <table:table-cell office:value-type="float" office:value="215.909987220022">
                <text:p>215.909987220022</text:p>
              </table:table-cell>
              <table:table-cell office:value-type="float" office:value="87.3288590654006">
                <text:p>87.3288590654006</text:p>
              </table:table-cell>
              <table:table-cell office:value-type="float" office:value="19.545006389989">
                <text:p>19.545006389989</text:p>
              </table:table-cell>
            </table:table-row>
            <table:table-row>
              <table:table-cell office:value-type="string">
                <text:p>79</text:p>
              </table:table-cell>
              <table:table-cell office:value-type="float" office:value="216.98331971249">
                <text:p>216.98331971249</text:p>
              </table:table-cell>
              <table:table-cell office:value-type="float" office:value="91.9297634965635">
                <text:p>91.9297634965635</text:p>
              </table:table-cell>
              <table:table-cell office:value-type="float" office:value="19.0083401437548">
                <text:p>19.0083401437548</text:p>
              </table:table-cell>
            </table:table-row>
            <table:table-row>
              <table:table-cell office:value-type="string">
                <text:p>80</text:p>
              </table:table-cell>
              <table:table-cell office:value-type="float" office:value="217.925949566692">
                <text:p>217.925949566692</text:p>
              </table:table-cell>
              <table:table-cell office:value-type="float" office:value="96.5520941081393">
                <text:p>96.5520941081393</text:p>
              </table:table-cell>
              <table:table-cell office:value-type="float" office:value="18.5370252166536">
                <text:p>18.5370252166536</text:p>
              </table:table-cell>
            </table:table-row>
            <table:table-row>
              <table:table-cell office:value-type="string">
                <text:p>81</text:p>
              </table:table-cell>
              <table:table-cell office:value-type="float" office:value="218.737308977652">
                <text:p>218.737308977652</text:p>
              </table:table-cell>
              <table:table-cell office:value-type="float" office:value="101.193066581008">
                <text:p>101.193066581008</text:p>
              </table:table-cell>
              <table:table-cell office:value-type="float" office:value="18.1313455111739">
                <text:p>18.1313455111739</text:p>
              </table:table-cell>
            </table:table-row>
            <table:table-row>
              <table:table-cell office:value-type="string">
                <text:p>82</text:p>
              </table:table-cell>
              <table:table-cell office:value-type="float" office:value="219.416909212799">
                <text:p>219.416909212799</text:p>
              </table:table-cell>
              <table:table-cell office:value-type="float" office:value="105.849885366888">
                <text:p>105.849885366888</text:p>
              </table:table-cell>
              <table:table-cell office:value-type="float" office:value="17.7915453936008">
                <text:p>17.7915453936008</text:p>
              </table:table-cell>
            </table:table-row>
            <table:table-row>
              <table:table-cell office:value-type="string">
                <text:p>83</text:p>
              </table:table-cell>
              <table:table-cell office:value-type="float" office:value="219.964340906362">
                <text:p>219.964340906362</text:p>
              </table:table-cell>
              <table:table-cell office:value-type="float" office:value="110.519745372273">
                <text:p>110.519745372273</text:p>
              </table:table-cell>
              <table:table-cell office:value-type="float" office:value="17.5178295468192">
                <text:p>17.5178295468192</text:p>
              </table:table-cell>
            </table:table-row>
            <table:table-row>
              <table:table-cell office:value-type="string">
                <text:p>84</text:p>
              </table:table-cell>
              <table:table-cell office:value-type="float" office:value="220.379274305959">
                <text:p>220.379274305959</text:p>
              </table:table-cell>
              <table:table-cell office:value-type="float" office:value="115.199833648114">
                <text:p>115.199833648114</text:p>
              </table:table-cell>
              <table:table-cell office:value-type="float" office:value="17.3103628470204">
                <text:p>17.3103628470204</text:p>
              </table:table-cell>
            </table:table-row>
            <table:table-row>
              <table:table-cell office:value-type="string">
                <text:p>85</text:p>
              </table:table-cell>
              <table:table-cell office:value-type="float" office:value="220.661459471227">
                <text:p>220.661459471227</text:p>
              </table:table-cell>
              <table:table-cell office:value-type="float" office:value="119.887331084232">
                <text:p>119.887331084232</text:p>
              </table:table-cell>
              <table:table-cell office:value-type="float" office:value="17.1692702643866">
                <text:p>17.1692702643866</text:p>
              </table:table-cell>
            </table:table-row>
            <table:table-row>
              <table:table-cell office:value-type="string">
                <text:p>86</text:p>
              </table:table-cell>
              <table:table-cell office:value-type="float" office:value="220.810726424372">
                <text:p>220.810726424372</text:p>
              </table:table-cell>
              <table:table-cell office:value-type="float" office:value="124.579414107449">
                <text:p>124.579414107449</text:p>
              </table:table-cell>
              <table:table-cell office:value-type="float" office:value="17.0946367878139">
                <text:p>17.0946367878139</text:p>
              </table:table-cell>
            </table:table-row>
            <table:table-row>
              <table:table-cell office:value-type="string">
                <text:p>87</text:p>
              </table:table-cell>
              <table:table-cell office:value-type="float" office:value="220.826985252564">
                <text:p>220.826985252564</text:p>
              </table:table-cell>
              <table:table-cell office:value-type="float" office:value="129.273256382399">
                <text:p>129.273256382399</text:p>
              </table:table-cell>
              <table:table-cell office:value-type="float" office:value="17.0865073737177">
                <text:p>17.0865073737177</text:p>
              </table:table-cell>
            </table:table-row>
            <table:table-row>
              <table:table-cell office:value-type="string">
                <text:p>88</text:p>
              </table:table-cell>
              <table:table-cell office:value-type="float" office:value="220.710226162093">
                <text:p>220.710226162093</text:p>
              </table:table-cell>
              <table:table-cell office:value-type="float" office:value="133.966030514012">
                <text:p>133.966030514012</text:p>
              </table:table-cell>
              <table:table-cell office:value-type="float" office:value="17.1448869189532">
                <text:p>17.1448869189532</text:p>
              </table:table-cell>
            </table:table-row>
            <table:table-row>
              <table:table-cell office:value-type="string">
                <text:p>89</text:p>
              </table:table-cell>
              <table:table-cell office:value-type="float" office:value="220.460519484269">
                <text:p>220.460519484269</text:p>
              </table:table-cell>
              <table:table-cell office:value-type="float" office:value="138.654909750623">
                <text:p>138.654909750623</text:p>
              </table:table-cell>
              <table:table-cell office:value-type="float" office:value="17.2697402578653">
                <text:p>17.2697402578653</text:p>
              </table:table-cell>
            </table:table-row>
            <table:table-row>
              <table:table-cell office:value-type="string">
                <text:p>90</text:p>
              </table:table-cell>
              <table:table-cell office:value-type="float" office:value="220.078015633058">
                <text:p>220.078015633058</text:p>
              </table:table-cell>
              <table:table-cell office:value-type="float" office:value="143.337069686709">
                <text:p>143.337069686709</text:p>
              </table:table-cell>
              <table:table-cell office:value-type="float" office:value="17.4609921834711">
                <text:p>17.4609921834711</text:p>
              </table:table-cell>
            </table:table-row>
            <table:table-row>
              <table:table-cell office:value-type="string">
                <text:p>91</text:p>
              </table:table-cell>
              <table:table-cell office:value-type="float" office:value="219.562945014475">
                <text:p>219.562945014475</text:p>
              </table:table-cell>
              <table:table-cell office:value-type="float" office:value="148.009689964202">
                <text:p>148.009689964202</text:p>
              </table:table-cell>
              <table:table-cell office:value-type="float" office:value="17.7185274927621">
                <text:p>17.7185274927621</text:p>
              </table:table-cell>
            </table:table-row>
            <table:table-row>
              <table:table-cell office:value-type="string">
                <text:p>92</text:p>
              </table:table-cell>
              <table:table-cell office:value-type="float" office:value="218.915617887804">
                <text:p>218.915617887804</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18.1364241787">
                <text:p>218.1364241787</text:p>
              </table:table-cell>
              <table:table-cell office:value-type="float" office:value="157.315060538221">
                <text:p>157.315060538221</text:p>
              </table:table-cell>
              <table:table-cell office:value-type="float" office:value="18.4317879106502">
                <text:p>18.4317879106502</text:p>
              </table:table-cell>
            </table:table-row>
            <table:table-row>
              <table:table-cell office:value-type="string">
                <text:p>94</text:p>
              </table:table-cell>
              <table:table-cell office:value-type="float" office:value="217.225833244316">
                <text:p>217.225833244316</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16.184393590583">
                <text:p>216.184393590583</text:p>
              </table:table-cell>
              <table:table-cell office:value-type="float" office:value="166.548604019913">
                <text:p>166.548604019913</text:p>
              </table:table-cell>
              <table:table-cell office:value-type="float" office:value="19.4078032047086">
                <text:p>19.4078032047086</text:p>
              </table:table-cell>
            </table:table-row>
            <table:table-row>
              <table:table-cell office:value-type="string">
                <text:p>96</text:p>
              </table:table-cell>
              <table:table-cell office:value-type="float" office:value="215.012732541806">
                <text:p>215.012732541806</text:p>
              </table:table-cell>
              <table:table-cell office:value-type="float" office:value="171.131480993422">
                <text:p>171.131480993422</text:p>
              </table:table-cell>
              <table:table-cell office:value-type="float" office:value="19.993633729097">
                <text:p>19.993633729097</text:p>
              </table:table-cell>
            </table:table-row>
            <table:table-row>
              <table:table-cell office:value-type="string">
                <text:p>97</text:p>
              </table:table-cell>
              <table:table-cell office:value-type="float" office:value="213.71155586279">
                <text:p>213.71155586279</text:p>
              </table:table-cell>
              <table:table-cell office:value-type="float" office:value="175.688075994267">
                <text:p>175.688075994267</text:p>
              </table:table-cell>
              <table:table-cell office:value-type="float" office:value="20.6442220686051">
                <text:p>20.6442220686051</text:p>
              </table:table-cell>
            </table:table-row>
            <table:table-row>
              <table:table-cell office:value-type="string">
                <text:p>98</text:p>
              </table:table-cell>
              <table:table-cell office:value-type="float" office:value="212.281647333711">
                <text:p>212.281647333711</text:p>
              </table:table-cell>
              <table:table-cell office:value-type="float" office:value="180.215644300001">
                <text:p>180.215644300001</text:p>
              </table:table-cell>
              <table:table-cell office:value-type="float" office:value="21.3591763331441">
                <text:p>21.3591763331441</text:p>
              </table:table-cell>
            </table:table-row>
            <table:table-row>
              <table:table-cell office:value-type="string">
                <text:p>99</text:p>
              </table:table-cell>
              <table:table-cell office:value-type="float" office:value="210.723868278002">
                <text:p>210.723868278002</text:p>
              </table:table-cell>
              <table:table-cell office:value-type="float" office:value="184.711458672774">
                <text:p>184.711458672774</text:p>
              </table:table-cell>
              <table:table-cell office:value-type="float" office:value="22.1380658609991">
                <text:p>22.1380658609991</text:p>
              </table:table-cell>
            </table:table-row>
            <table:table-row>
              <table:table-cell office:value-type="string">
                <text:p>100</text:p>
              </table:table-cell>
              <table:table-cell office:value-type="float" office:value="209.039157043514">
                <text:p>209.039157043514</text:p>
              </table:table-cell>
              <table:table-cell office:value-type="float" office:value="189.172811002116">
                <text:p>189.172811002116</text:p>
              </table:table-cell>
              <table:table-cell office:value-type="float" office:value="22.9804214782429">
                <text:p>22.9804214782429</text:p>
              </table:table-cell>
            </table:table-row>
            <table:table-row>
              <table:table-cell office:value-type="string">
                <text:p>101</text:p>
              </table:table-cell>
              <table:table-cell office:value-type="float" office:value="207.228528437302">
                <text:p>207.228528437302</text:p>
              </table:table-cell>
              <table:table-cell office:value-type="float" office:value="193.597013936206">
                <text:p>193.597013936206</text:p>
              </table:table-cell>
              <table:table-cell office:value-type="float" office:value="23.8857357813494">
                <text:p>23.8857357813494</text:p>
              </table:table-cell>
            </table:table-row>
            <table:table-row>
              <table:table-cell office:value-type="string">
                <text:p>102</text:p>
              </table:table-cell>
              <table:table-cell office:value-type="float" office:value="205.293073114332">
                <text:p>205.293073114332</text:p>
              </table:table-cell>
              <table:table-cell office:value-type="float" office:value="197.981402500627">
                <text:p>197.981402500627</text:p>
              </table:table-cell>
              <table:table-cell office:value-type="float" office:value="24.8534634428344">
                <text:p>24.8534634428344</text:p>
              </table:table-cell>
            </table:table-row>
            <table:table-row>
              <table:table-cell office:value-type="string">
                <text:p>103</text:p>
              </table:table-cell>
              <table:table-cell office:value-type="float" office:value="203.23395692052">
                <text:p>203.23395692052</text:p>
              </table:table-cell>
              <table:table-cell office:value-type="float" office:value="202.323335703651">
                <text:p>202.323335703651</text:p>
              </table:table-cell>
              <table:table-cell office:value-type="float" office:value="25.8830215397402">
                <text:p>25.8830215397402</text:p>
              </table:table-cell>
            </table:table-row>
            <table:table-row>
              <table:table-cell office:value-type="string">
                <text:p>104</text:p>
              </table:table-cell>
              <table:table-cell office:value-type="float" office:value="201.052420190466">
                <text:p>201.052420190466</text:p>
              </table:table-cell>
              <table:table-cell office:value-type="float" office:value="206.620198127072">
                <text:p>206.620198127072</text:p>
              </table:table-cell>
              <table:table-cell office:value-type="float" office:value="26.9737899047668">
                <text:p>26.9737899047668</text:p>
              </table:table-cell>
            </table:table-row>
            <table:table-row>
              <table:table-cell office:value-type="string">
                <text:p>105</text:p>
              </table:table-cell>
              <table:table-cell office:value-type="float" office:value="198.749777000325">
                <text:p>198.749777000325</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196.32741437625">
                <text:p>196.32741437625</text:p>
              </table:table-cell>
              <table:table-cell office:value-type="float" office:value="215.068386266118">
                <text:p>215.068386266118</text:p>
              </table:table-cell>
              <table:table-cell office:value-type="float" office:value="29.3362928118748">
                <text:p>29.3362928118748</text:p>
              </table:table-cell>
            </table:table-row>
            <table:table-row>
              <table:table-cell office:value-type="string">
                <text:p>107</text:p>
              </table:table-cell>
              <table:table-cell office:value-type="float" office:value="193.786791458912">
                <text:p>193.786791458912</text:p>
              </table:table-cell>
              <table:table-cell office:value-type="float" office:value="219.214623109106">
                <text:p>219.214623109106</text:p>
              </table:table-cell>
              <table:table-cell office:value-type="float" office:value="30.6066042705445">
                <text:p>30.6066042705445</text:p>
              </table:table-cell>
            </table:table-row>
            <table:table-row>
              <table:table-cell office:value-type="string">
                <text:p>108</text:p>
              </table:table-cell>
              <table:table-cell office:value-type="float" office:value="190.888543444263">
                <text:p>190.888543444263</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182.696538688478">
                <text:p>182.696538688478</text:p>
              </table:table-cell>
              <table:table-cell office:value-type="float" office:value="224.508687218916">
                <text:p>224.508687218916</text:p>
              </table:table-cell>
              <table:table-cell office:value-type="float" office:value="30.4913127810841">
                <text:p>30.4913127810841</text:p>
              </table:table-cell>
            </table:table-row>
            <table:table-row>
              <table:table-cell office:value-type="string">
                <text:p>110</text:p>
              </table:table-cell>
              <table:table-cell office:value-type="float" office:value="174.39448436925">
                <text:p>174.39448436925</text:p>
              </table:table-cell>
              <table:table-cell office:value-type="float" office:value="225.77377312962">
                <text:p>225.77377312962</text:p>
              </table:table-cell>
              <table:table-cell office:value-type="float" office:value="29.2262268703803">
                <text:p>29.2262268703803</text:p>
              </table:table-cell>
            </table:table-row>
            <table:table-row>
              <table:table-cell office:value-type="string">
                <text:p>111</text:p>
              </table:table-cell>
              <table:table-cell office:value-type="float" office:value="165.987381333668">
                <text:p>165.987381333668</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157.480293706239">
                <text:p>157.480293706239</text:p>
              </table:table-cell>
              <table:table-cell office:value-type="float" office:value="228.125629229584">
                <text:p>228.125629229584</text:p>
              </table:table-cell>
              <table:table-cell office:value-type="float" office:value="26.8743707704158">
                <text:p>26.8743707704158</text:p>
              </table:table-cell>
            </table:table-row>
            <table:table-row>
              <table:table-cell office:value-type="string">
                <text:p>113</text:p>
              </table:table-cell>
              <table:table-cell office:value-type="float" office:value="148.878345838448">
                <text:p>148.878345838448</text:p>
              </table:table-cell>
              <table:table-cell office:value-type="float" office:value="229.210982748672">
                <text:p>229.210982748672</text:p>
              </table:table-cell>
              <table:table-cell office:value-type="float" office:value="25.7890172513281">
                <text:p>25.7890172513281</text:p>
              </table:table-cell>
            </table:table-row>
            <table:table-row>
              <table:table-cell office:value-type="string">
                <text:p>114</text:p>
              </table:table-cell>
              <table:table-cell office:value-type="float" office:value="140.186719222044">
                <text:p>140.186719222044</text:p>
              </table:table-cell>
              <table:table-cell office:value-type="float" office:value="230.23506937497">
                <text:p>230.23506937497</text:p>
              </table:table-cell>
              <table:table-cell office:value-type="float" office:value="24.7649306250296">
                <text:p>24.7649306250296</text:p>
              </table:table-cell>
            </table:table-row>
            <table:table-row>
              <table:table-cell office:value-type="string">
                <text:p>115</text:p>
              </table:table-cell>
              <table:table-cell office:value-type="float" office:value="131.4106493679">
                <text:p>131.4106493679</text:p>
              </table:table-cell>
              <table:table-cell office:value-type="float" office:value="231.197272236989">
                <text:p>231.197272236989</text:p>
              </table:table-cell>
              <table:table-cell office:value-type="float" office:value="23.8027277630108">
                <text:p>23.8027277630108</text:p>
              </table:table-cell>
            </table:table-row>
            <table:table-row>
              <table:table-cell office:value-type="string">
                <text:p>116</text:p>
              </table:table-cell>
              <table:table-cell office:value-type="float" office:value="122.555422652337">
                <text:p>122.555422652337</text:p>
              </table:table-cell>
              <table:table-cell office:value-type="float" office:value="232.097011739703">
                <text:p>232.097011739703</text:p>
              </table:table-cell>
              <table:table-cell office:value-type="float" office:value="22.9029882602969">
                <text:p>22.9029882602969</text:p>
              </table:table-cell>
            </table:table-row>
            <table:table-row>
              <table:table-cell office:value-type="string">
                <text:p>117</text:p>
              </table:table-cell>
              <table:table-cell office:value-type="float" office:value="113.626373132811">
                <text:p>113.626373132811</text:p>
              </table:table-cell>
              <table:table-cell office:value-type="float" office:value="232.933745913679">
                <text:p>232.933745913679</text:p>
              </table:table-cell>
              <table:table-cell office:value-type="float" office:value="22.0662540863208">
                <text:p>22.0662540863208</text:p>
              </table:table-cell>
            </table:table-row>
            <table:table-row>
              <table:table-cell office:value-type="string">
                <text:p>118</text:p>
              </table:table-cell>
              <table:table-cell office:value-type="float" office:value="104.628879334873">
                <text:p>104.628879334873</text:p>
              </table:table-cell>
              <table:table-cell office:value-type="float" office:value="233.706970741539">
                <text:p>233.706970741539</text:p>
              </table:table-cell>
              <table:table-cell office:value-type="float" office:value="21.2930292584614">
                <text:p>21.2930292584614</text:p>
              </table:table-cell>
            </table:table-row>
            <table:table-row>
              <table:table-cell office:value-type="string">
                <text:p>119</text:p>
              </table:table-cell>
              <table:table-cell office:value-type="float" office:value="95.5683610123501">
                <text:p>95.5683610123501</text:p>
              </table:table-cell>
              <table:table-cell office:value-type="float" office:value="234.416220461558">
                <text:p>234.416220461558</text:p>
              </table:table-cell>
              <table:table-cell office:value-type="float" office:value="20.5837795384422">
                <text:p>20.5837795384422</text:p>
              </table:table-cell>
            </table:table-row>
            <table:table-row>
              <table:table-cell office:value-type="string">
                <text:p>120</text:p>
              </table:table-cell>
              <table:table-cell office:value-type="float" office:value="86.4502758826845">
                <text:p>86.4502758826845</text:p>
              </table:table-cell>
              <table:table-cell office:value-type="float" office:value="235.061067848226">
                <text:p>235.061067848226</text:p>
              </table:table-cell>
              <table:table-cell office:value-type="float" office:value="19.9389321517741">
                <text:p>19.9389321517741</text:p>
              </table:table-cell>
            </table:table-row>
            <table:table-row>
              <table:table-cell office:value-type="string">
                <text:p>121</text:p>
              </table:table-cell>
              <table:table-cell office:value-type="float" office:value="77.2801163394111">
                <text:p>77.2801163394111</text:p>
              </table:table-cell>
              <table:table-cell office:value-type="float" office:value="235.64112446959">
                <text:p>235.64112446959</text:p>
              </table:table-cell>
              <table:table-cell office:value-type="float" office:value="19.3588755304105">
                <text:p>19.3588755304105</text:p>
              </table:table-cell>
            </table:table-row>
            <table:table-row>
              <table:table-cell office:value-type="string">
                <text:p>122</text:p>
              </table:table-cell>
              <table:table-cell office:value-type="float" office:value="68.0634061437445">
                <text:p>68.0634061437445</text:p>
              </table:table-cell>
              <table:table-cell office:value-type="float" office:value="236.15604092123">
                <text:p>236.15604092123</text:p>
              </table:table-cell>
              <table:table-cell office:value-type="float" office:value="18.8439590787702">
                <text:p>18.8439590787702</text:p>
              </table:table-cell>
            </table:table-row>
            <table:table-row>
              <table:table-cell office:value-type="string">
                <text:p>123</text:p>
              </table:table-cell>
              <table:table-cell office:value-type="float" office:value="58.8056970972717">
                <text:p>58.8056970972717</text:p>
              </table:table-cell>
              <table:table-cell office:value-type="float" office:value="236.60550703673">
                <text:p>236.60550703673</text:p>
              </table:table-cell>
              <table:table-cell office:value-type="float" office:value="18.3944929632697">
                <text:p>18.3944929632697</text:p>
              </table:table-cell>
            </table:table-row>
            <table:table-row>
              <table:table-cell office:value-type="string">
                <text:p>124</text:p>
              </table:table-cell>
              <table:table-cell office:value-type="float" office:value="49.512565697754">
                <text:p>49.512565697754</text:p>
              </table:table-cell>
              <table:table-cell office:value-type="float" office:value="236.989252074509">
                <text:p>236.989252074509</text:p>
              </table:table-cell>
              <table:table-cell office:value-type="float" office:value="18.0107479254906">
                <text:p>18.0107479254906</text:p>
              </table:table-cell>
            </table:table-row>
            <table:table-row>
              <table:table-cell office:value-type="string">
                <text:p>125</text:p>
              </table:table-cell>
              <table:table-cell office:value-type="float" office:value="40.1896097800539">
                <text:p>40.1896097800539</text:p>
              </table:table-cell>
              <table:table-cell office:value-type="float" office:value="237.307044880906">
                <text:p>237.307044880906</text:p>
              </table:table-cell>
              <table:table-cell office:value-type="float" office:value="17.6929551190943">
                <text:p>17.6929551190943</text:p>
              </table:table-cell>
            </table:table-row>
            <table:table-row>
              <table:table-cell office:value-type="string">
                <text:p>126</text:p>
              </table:table-cell>
              <table:table-cell office:value-type="float" office:value="30.8424451442089">
                <text:p>30.8424451442089</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21.4767021726822">
                <text:p>21.4767021726822</text:p>
              </table:table-cell>
              <table:table-cell office:value-type="float" office:value="237.744047936002">
                <text:p>237.744047936002</text:p>
              </table:table-cell>
              <table:table-cell office:value-type="float" office:value="17.2559520639981">
                <text:p>17.2559520639981</text:p>
              </table:table-cell>
            </table:table-row>
            <table:table-row>
              <table:table-cell office:value-type="string">
                <text:p>128</text:p>
              </table:table-cell>
              <table:table-cell office:value-type="float" office:value="12.0980224388324">
                <text:p>12.0980224388324</text:p>
              </table:table-cell>
              <table:table-cell office:value-type="float" office:value="237.862994950402">
                <text:p>237.862994950402</text:p>
              </table:table-cell>
              <table:table-cell office:value-type="float" office:value="17.137005049598">
                <text:p>17.137005049598</text:p>
              </table:table-cell>
            </table:table-row>
            <table:table-row>
              <table:table-cell office:value-type="string">
                <text:p>129</text:p>
              </table:table-cell>
              <table:table-cell office:value-type="float" office:value="2.71205530863959">
                <text:p>2.71205530863959</text:p>
              </table:table-cell>
              <table:table-cell office:value-type="float" office:value="237.915463423382">
                <text:p>237.915463423382</text:p>
              </table:table-cell>
              <table:table-cell office:value-type="float" office:value="17.0845365766179">
                <text:p>17.0845365766179</text:p>
              </table:table-cell>
            </table:table-row>
            <table:table-row>
              <table:table-cell office:value-type="string">
                <text:p>130</text:p>
              </table:table-cell>
              <table:table-cell office:value-type="float" office:value="0">
                <text:p>0</text:p>
              </table:table-cell>
              <table:table-cell office:value-type="float" office:value="237.901421749896">
                <text:p>237.901421749896</text:p>
              </table:table-cell>
              <table:table-cell office:value-type="float" office:value="17.0985782501039">
                <text:p>17.0985782501039</text:p>
              </table:table-cell>
            </table:table-row>
            <table:table-row>
              <table:table-cell office:value-type="string">
                <text:p>131</text:p>
              </table:table-cell>
              <table:table-cell office:value-type="float" office:value="0">
                <text:p>0</text:p>
              </table:table-cell>
              <table:table-cell office:value-type="float" office:value="237.820878388123">
                <text:p>237.820878388123</text:p>
              </table:table-cell>
              <table:table-cell office:value-type="float" office:value="17.1791216118769">
                <text:p>17.1791216118769</text:p>
              </table:table-cell>
            </table:table-row>
            <table:table-row>
              <table:table-cell office:value-type="string">
                <text:p>132</text:p>
              </table:table-cell>
              <table:table-cell office:value-type="float" office:value="0">
                <text:p>0</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0">
                <text:p>0</text:p>
              </table:table-cell>
              <table:table-cell office:value-type="float" office:value="237.460520693859">
                <text:p>237.460520693859</text:p>
              </table:table-cell>
              <table:table-cell office:value-type="float" office:value="17.5394793061407">
                <text:p>17.5394793061407</text:p>
              </table:table-cell>
            </table:table-row>
            <table:table-row>
              <table:table-cell office:value-type="string">
                <text:p>134</text:p>
              </table:table-cell>
              <table:table-cell office:value-type="float" office:value="0">
                <text:p>0</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0">
                <text:p>0</text:p>
              </table:table-cell>
              <table:table-cell office:value-type="float" office:value="236.83525847384">
                <text:p>236.83525847384</text:p>
              </table:table-cell>
              <table:table-cell office:value-type="float" office:value="18.1647415261601">
                <text:p>18.1647415261601</text:p>
              </table:table-cell>
            </table:table-row>
            <table:table-row>
              <table:table-cell office:value-type="string">
                <text:p>136</text:p>
              </table:table-cell>
              <table:table-cell office:value-type="float" office:value="0">
                <text:p>0</text:p>
              </table:table-cell>
              <table:table-cell office:value-type="float" office:value="236.423734048915">
                <text:p>236.423734048915</text:p>
              </table:table-cell>
              <table:table-cell office:value-type="float" office:value="18.5762659510852">
                <text:p>18.5762659510852</text:p>
              </table:table-cell>
            </table:table-row>
            <table:table-row>
              <table:table-cell office:value-type="string">
                <text:p>137</text:p>
              </table:table-cell>
              <table:table-cell office:value-type="float" office:value="0">
                <text:p>0</text:p>
              </table:table-cell>
              <table:table-cell office:value-type="float" office:value="235.946598039519">
                <text:p>235.946598039519</text:p>
              </table:table-cell>
              <table:table-cell office:value-type="float" office:value="19.0534019604806">
                <text:p>19.0534019604806</text:p>
              </table:table-cell>
            </table:table-row>
            <table:table-row>
              <table:table-cell office:value-type="string">
                <text:p>138</text:p>
              </table:table-cell>
              <table:table-cell office:value-type="float" office:value="0">
                <text:p>0</text:p>
              </table:table-cell>
              <table:table-cell office:value-type="float" office:value="235.404137854545">
                <text:p>235.404137854545</text:p>
              </table:table-cell>
              <table:table-cell office:value-type="float" office:value="19.5958621454555">
                <text:p>19.5958621454555</text:p>
              </table:table-cell>
            </table:table-row>
            <table:table-row>
              <table:table-cell office:value-type="string">
                <text:p>139</text:p>
              </table:table-cell>
              <table:table-cell office:value-type="float" office:value="0">
                <text:p>0</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0">
                <text:p>0</text:p>
              </table:table-cell>
              <table:table-cell office:value-type="float" office:value="234.124591140796">
                <text:p>234.124591140796</text:p>
              </table:table-cell>
              <table:table-cell office:value-type="float" office:value="20.8754088592036">
                <text:p>20.8754088592036</text:p>
              </table:table-cell>
            </table:table-row>
            <table:table-row>
              <table:table-cell office:value-type="string">
                <text:p>141</text:p>
              </table:table-cell>
              <table:table-cell office:value-type="float" office:value="0">
                <text:p>0</text:p>
              </table:table-cell>
              <table:table-cell office:value-type="float" office:value="233.388275363118">
                <text:p>233.388275363118</text:p>
              </table:table-cell>
              <table:table-cell office:value-type="float" office:value="21.6117246368817">
                <text:p>21.6117246368817</text:p>
              </table:table-cell>
            </table:table-row>
            <table:table-row>
              <table:table-cell office:value-type="string">
                <text:p>142</text:p>
              </table:table-cell>
              <table:table-cell office:value-type="float" office:value="0">
                <text:p>0</text:p>
              </table:table-cell>
              <table:table-cell office:value-type="float" office:value="232.588176447779">
                <text:p>232.588176447779</text:p>
              </table:table-cell>
              <table:table-cell office:value-type="float" office:value="22.411823552221">
                <text:p>22.411823552221</text:p>
              </table:table-cell>
            </table:table-row>
            <table:table-row>
              <table:table-cell office:value-type="string">
                <text:p>143</text:p>
              </table:table-cell>
              <table:table-cell office:value-type="float" office:value="0">
                <text:p>0</text:p>
              </table:table-cell>
              <table:table-cell office:value-type="float" office:value="231.724776344448">
                <text:p>231.724776344448</text:p>
              </table:table-cell>
              <table:table-cell office:value-type="float" office:value="23.2752236555525">
                <text:p>23.2752236555525</text:p>
              </table:table-cell>
            </table:table-row>
            <table:table-row>
              <table:table-cell office:value-type="string">
                <text:p>144</text:p>
              </table:table-cell>
              <table:table-cell office:value-type="float" office:value="0">
                <text:p>0</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0">
                <text:p>0</text:p>
              </table:table-cell>
              <table:table-cell office:value-type="float" office:value="229.810190710551">
                <text:p>229.810190710551</text:p>
              </table:table-cell>
              <table:table-cell office:value-type="float" office:value="25.1898092894491">
                <text:p>25.1898092894491</text:p>
              </table:table-cell>
            </table:table-row>
            <table:table-row>
              <table:table-cell office:value-type="string">
                <text:p>146</text:p>
              </table:table-cell>
              <table:table-cell office:value-type="float" office:value="0">
                <text:p>0</text:p>
              </table:table-cell>
              <table:table-cell office:value-type="float" office:value="228.76015845478">
                <text:p>228.76015845478</text:p>
              </table:table-cell>
              <table:table-cell office:value-type="float" office:value="26.2398415452195">
                <text:p>26.2398415452195</text:p>
              </table:table-cell>
            </table:table-row>
            <table:table-row>
              <table:table-cell office:value-type="string">
                <text:p>147</text:p>
              </table:table-cell>
              <table:table-cell office:value-type="float" office:value="0">
                <text:p>0</text:p>
              </table:table-cell>
              <table:table-cell office:value-type="float" office:value="227.649130865918">
                <text:p>227.649130865918</text:p>
              </table:table-cell>
              <table:table-cell office:value-type="float" office:value="27.3508691340819">
                <text:p>27.3508691340819</text:p>
              </table:table-cell>
            </table:table-row>
            <table:table-row>
              <table:table-cell office:value-type="string">
                <text:p>148</text:p>
              </table:table-cell>
              <table:table-cell office:value-type="float" office:value="0">
                <text:p>0</text:p>
              </table:table-cell>
              <table:table-cell office:value-type="float" office:value="226.477777185439">
                <text:p>226.477777185439</text:p>
              </table:table-cell>
              <table:table-cell office:value-type="float" office:value="28.5222228145607">
                <text:p>28.5222228145607</text:p>
              </table:table-cell>
            </table:table-row>
            <table:table-row>
              <table:table-cell office:value-type="string">
                <text:p>149</text:p>
              </table:table-cell>
              <table:table-cell office:value-type="float" office:value="0">
                <text:p>0</text:p>
              </table:table-cell>
              <table:table-cell office:value-type="float" office:value="225.246802993002">
                <text:p>225.246802993002</text:p>
              </table:table-cell>
              <table:table-cell office:value-type="float" office:value="29.7531970069985">
                <text:p>29.7531970069985</text:p>
              </table:table-cell>
            </table:table-row>
            <table:table-row>
              <table:table-cell office:value-type="string">
                <text:p>150</text:p>
              </table:table-cell>
              <table:table-cell office:value-type="float" office:value="0">
                <text:p>0</text:p>
              </table:table-cell>
              <table:table-cell office:value-type="float" office:value="223.956949781429">
                <text:p>223.956949781429</text:p>
              </table:table-cell>
              <table:table-cell office:value-type="float" office:value="31.0430502185709">
                <text:p>31.0430502185709</text:p>
              </table:table-cell>
            </table:table-row>
            <table:table-row>
              <table:table-cell office:value-type="string">
                <text:p>151</text:p>
              </table:table-cell>
              <table:table-cell office:value-type="float" office:value="0">
                <text:p>0</text:p>
              </table:table-cell>
              <table:table-cell office:value-type="float" office:value="223.632784559786">
                <text:p>223.632784559786</text:p>
              </table:table-cell>
              <table:table-cell office:value-type="float" office:value="33.4147955396544">
                <text:p>33.4147955396544</text:p>
              </table:table-cell>
            </table:table-row>
            <table:table-row>
              <table:table-cell office:value-type="string">
                <text:p>152</text:p>
              </table:table-cell>
              <table:table-cell office:value-type="float" office:value="0">
                <text:p>0</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0">
                <text:p>0</text:p>
              </table:table-cell>
              <table:table-cell office:value-type="float" office:value="226.1823502761">
                <text:p>226.1823502761</text:p>
              </table:table-cell>
              <table:table-cell office:value-type="float" office:value="41.6982300185162">
                <text:p>41.6982300185162</text:p>
              </table:table-cell>
            </table:table-row>
            <table:table-row>
              <table:table-cell office:value-type="string">
                <text:p>154</text:p>
              </table:table-cell>
              <table:table-cell office:value-type="float" office:value="0">
                <text:p>0</text:p>
              </table:table-cell>
              <table:table-cell office:value-type="float" office:value="227.368344399747">
                <text:p>227.368344399747</text:p>
              </table:table-cell>
              <table:table-cell office:value-type="float" office:value="45.918728493846">
                <text:p>45.918728493846</text:p>
              </table:table-cell>
            </table:table-row>
            <table:table-row>
              <table:table-cell office:value-type="string">
                <text:p>155</text:p>
              </table:table-cell>
              <table:table-cell office:value-type="float" office:value="0">
                <text:p>0</text:p>
              </table:table-cell>
              <table:table-cell office:value-type="float" office:value="228.494181567045">
                <text:p>228.494181567045</text:p>
              </table:table-cell>
              <table:table-cell office:value-type="float" office:value="50.1883684766109">
                <text:p>50.1883684766109</text:p>
              </table:table-cell>
            </table:table-row>
            <table:table-row>
              <table:table-cell office:value-type="string">
                <text:p>156</text:p>
              </table:table-cell>
              <table:table-cell office:value-type="float" office:value="0">
                <text:p>0</text:p>
              </table:table-cell>
              <table:table-cell office:value-type="float" office:value="229.559183615783">
                <text:p>229.559183615783</text:p>
              </table:table-cell>
              <table:table-cell office:value-type="float" office:value="54.5045780953374">
                <text:p>54.5045780953374</text:p>
              </table:table-cell>
            </table:table-row>
            <table:table-row>
              <table:table-cell office:value-type="string">
                <text:p>157</text:p>
              </table:table-cell>
              <table:table-cell office:value-type="float" office:value="0">
                <text:p>0</text:p>
              </table:table-cell>
              <table:table-cell office:value-type="float" office:value="230.56270902855">
                <text:p>230.56270902855</text:p>
              </table:table-cell>
              <table:table-cell office:value-type="float" office:value="58.8647574267448">
                <text:p>58.8647574267448</text:p>
              </table:table-cell>
            </table:table-row>
            <table:table-row>
              <table:table-cell office:value-type="string">
                <text:p>158</text:p>
              </table:table-cell>
              <table:table-cell office:value-type="float" office:value="0">
                <text:p>0</text:p>
              </table:table-cell>
              <table:table-cell office:value-type="float" office:value="231.50415331916">
                <text:p>231.50415331916</text:p>
              </table:table-cell>
              <table:table-cell office:value-type="float" office:value="63.2662800618411">
                <text:p>63.2662800618411</text:p>
              </table:table-cell>
            </table:table-row>
            <table:table-row>
              <table:table-cell office:value-type="string">
                <text:p>159</text:p>
              </table:table-cell>
              <table:table-cell office:value-type="float" office:value="0">
                <text:p>0</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0">
                <text:p>0</text:p>
              </table:table-cell>
              <table:table-cell office:value-type="float" office:value="233.198567907504">
                <text:p>233.198567907504</text:p>
              </table:table-cell>
              <table:table-cell office:value-type="float" office:value="72.182726685885">
                <text:p>72.182726685885</text:p>
              </table:table-cell>
            </table:table-row>
            <table:table-row>
              <table:table-cell office:value-type="string">
                <text:p>161</text:p>
              </table:table-cell>
              <table:table-cell office:value-type="float" office:value="0">
                <text:p>0</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0">
                <text:p>0</text:p>
              </table:table-cell>
              <table:table-cell office:value-type="float" office:value="234.638345387657">
                <text:p>234.638345387657</text:p>
              </table:table-cell>
              <table:table-cell office:value-type="float" office:value="81.2324374665635">
                <text:p>81.2324374665635</text:p>
              </table:table-cell>
            </table:table-row>
            <table:table-row>
              <table:table-cell office:value-type="string">
                <text:p>163</text:p>
              </table:table-cell>
              <table:table-cell office:value-type="float" office:value="0">
                <text:p>0</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0">
                <text:p>0</text:p>
              </table:table-cell>
              <table:table-cell office:value-type="float" office:value="235.82001720956">
                <text:p>235.82001720956</text:p>
              </table:table-cell>
              <table:table-cell office:value-type="float" office:value="90.393610857945">
                <text:p>90.393610857945</text:p>
              </table:table-cell>
            </table:table-row>
            <table:table-row>
              <table:table-cell office:value-type="string">
                <text:p>165</text:p>
              </table:table-cell>
              <table:table-cell office:value-type="float" office:value="0">
                <text:p>0</text:p>
              </table:table-cell>
              <table:table-cell office:value-type="float" office:value="236.313149402134">
                <text:p>236.313149402134</text:p>
              </table:table-cell>
              <table:table-cell office:value-type="float" office:value="95.009108175264">
                <text:p>95.009108175264</text:p>
              </table:table-cell>
            </table:table-row>
            <table:table-row>
              <table:table-cell office:value-type="string">
                <text:p>166</text:p>
              </table:table-cell>
              <table:table-cell office:value-type="float" office:value="0">
                <text:p>0</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0">
                <text:p>0</text:p>
              </table:table-cell>
              <table:table-cell office:value-type="float" office:value="237.102521307485">
                <text:p>237.102521307485</text:p>
              </table:table-cell>
              <table:table-cell office:value-type="float" office:value="104.296024712852">
                <text:p>104.296024712852</text:p>
              </table:table-cell>
            </table:table-row>
            <table:table-row>
              <table:table-cell office:value-type="string">
                <text:p>168</text:p>
              </table:table-cell>
              <table:table-cell office:value-type="float" office:value="0">
                <text:p>0</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0">
                <text:p>0</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0">
                <text:p>0</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0">
                <text:p>0</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0">
                <text:p>0</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0">
                <text:p>0</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0">
                <text:p>0</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0">
                <text:p>0</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0">
                <text:p>0</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0">
                <text:p>0</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0">
                <text:p>0</text:p>
              </table:table-cell>
              <table:table-cell office:value-type="float" office:value="236.705389958195">
                <text:p>236.705389958195</text:p>
              </table:table-cell>
              <table:table-cell office:value-type="float" office:value="155.768549878538">
                <text:p>155.768549878538</text:p>
              </table:table-cell>
            </table:table-row>
            <table:table-row>
              <table:table-cell office:value-type="string">
                <text:p>179</text:p>
              </table:table-cell>
              <table:table-cell office:value-type="float" office:value="0">
                <text:p>0</text:p>
              </table:table-cell>
              <table:table-cell office:value-type="float" office:value="236.271965507118">
                <text:p>236.271965507118</text:p>
              </table:table-cell>
              <table:table-cell office:value-type="float" office:value="160.401991720178">
                <text:p>160.401991720178</text:p>
              </table:table-cell>
            </table:table-row>
            <table:table-row>
              <table:table-cell office:value-type="string">
                <text:p>180</text:p>
              </table:table-cell>
              <table:table-cell office:value-type="float" office:value="0">
                <text:p>0</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0">
                <text:p>0</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0">
                <text:p>0</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0">
                <text:p>0</text:p>
              </table:table-cell>
              <table:table-cell office:value-type="float" office:value="233.88626773545">
                <text:p>233.88626773545</text:p>
              </table:table-cell>
              <table:table-cell office:value-type="float" office:value="178.709848778958">
                <text:p>178.709848778958</text:p>
              </table:table-cell>
            </table:table-row>
            <table:table-row>
              <table:table-cell office:value-type="string">
                <text:p>184</text:p>
              </table:table-cell>
              <table:table-cell office:value-type="float" office:value="0">
                <text:p>0</text:p>
              </table:table-cell>
              <table:table-cell office:value-type="float" office:value="233.128639727841">
                <text:p>233.128639727841</text:p>
              </table:table-cell>
              <table:table-cell office:value-type="float" office:value="183.216549675456">
                <text:p>183.216549675456</text:p>
              </table:table-cell>
            </table:table-row>
            <table:table-row>
              <table:table-cell office:value-type="string">
                <text:p>185</text:p>
              </table:table-cell>
              <table:table-cell office:value-type="float" office:value="0">
                <text:p>0</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0">
                <text:p>0</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0">
                <text:p>0</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0">
                <text:p>0</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0">
                <text:p>0</text:p>
              </table:table-cell>
              <table:table-cell office:value-type="float" office:value="228.396560887647">
                <text:p>228.396560887647</text:p>
              </table:table-cell>
              <table:table-cell office:value-type="float" office:value="205.193078862507">
                <text:p>205.193078862507</text:p>
              </table:table-cell>
            </table:table-row>
            <table:table-row>
              <table:table-cell office:value-type="string">
                <text:p>190</text:p>
              </table:table-cell>
              <table:table-cell office:value-type="float" office:value="0">
                <text:p>0</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0">
                <text:p>0</text:p>
              </table:table-cell>
              <table:table-cell office:value-type="float" office:value="226.074041073783">
                <text:p>226.074041073783</text:p>
              </table:table-cell>
              <table:table-cell office:value-type="float" office:value="213.674461293079">
                <text:p>213.674461293079</text:p>
              </table:table-cell>
            </table:table-row>
            <table:table-row>
              <table:table-cell office:value-type="string">
                <text:p>192</text:p>
              </table:table-cell>
              <table:table-cell office:value-type="float" office:value="0">
                <text:p>0</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0">
                <text:p>0</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0">
                <text:p>0</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0">
                <text:p>0</text:p>
              </table:table-cell>
              <table:table-cell office:value-type="float" office:value="216.086878087548">
                <text:p>216.086878087548</text:p>
              </table:table-cell>
              <table:table-cell office:value-type="float" office:value="225.358618306722">
                <text:p>225.358618306722</text:p>
              </table:table-cell>
            </table:table-row>
            <table:table-row>
              <table:table-cell office:value-type="string">
                <text:p>196</text:p>
              </table:table-cell>
              <table:table-cell office:value-type="float" office:value="0">
                <text:p>0</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0">
                <text:p>0</text:p>
              </table:table-cell>
              <table:table-cell office:value-type="float" office:value="207.663391934332">
                <text:p>207.663391934332</text:p>
              </table:table-cell>
              <table:table-cell office:value-type="float" office:value="227.750341800885">
                <text:p>227.750341800885</text:p>
              </table:table-cell>
            </table:table-row>
            <table:table-row>
              <table:table-cell office:value-type="string">
                <text:p>198</text:p>
              </table:table-cell>
              <table:table-cell office:value-type="float" office:value="0">
                <text:p>0</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0">
                <text:p>0</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0">
                <text:p>0</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0">
                <text:p>0</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0">
                <text:p>0</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0">
                <text:p>0</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0">
                <text:p>0</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0">
                <text:p>0</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0">
                <text:p>0</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0">
                <text:p>0</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0">
                <text:p>0</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0">
                <text:p>0</text:p>
              </table:table-cell>
              <table:table-cell office:value-type="float" office:value="153.806933418992">
                <text:p>153.806933418992</text:p>
              </table:table-cell>
              <table:table-cell office:value-type="float" office:value="236.868654488826">
                <text:p>236.868654488826</text:p>
              </table:table-cell>
            </table:table-row>
            <table:table-row>
              <table:table-cell office:value-type="string">
                <text:p>210</text:p>
              </table:table-cell>
              <table:table-cell office:value-type="float" office:value="0">
                <text:p>0</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0">
                <text:p>0</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0">
                <text:p>0</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0">
                <text:p>0</text:p>
              </table:table-cell>
              <table:table-cell office:value-type="float" office:value="135.112668915768">
                <text:p>135.112668915768</text:p>
              </table:table-cell>
              <table:table-cell office:value-type="float" office:value="237.830729735613">
                <text:p>237.830729735613</text:p>
              </table:table-cell>
            </table:table-row>
            <table:table-row>
              <table:table-cell office:value-type="string">
                <text:p>214</text:p>
              </table:table-cell>
              <table:table-cell office:value-type="float" office:value="0">
                <text:p>0</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0">
                <text:p>0</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0">
                <text:p>0</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0">
                <text:p>0</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0">
                <text:p>0</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0">
                <text:p>0</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0">
                <text:p>0</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0">
                <text:p>0</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0">
                <text:p>0</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0">
                <text:p>0</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0">
                <text:p>0</text:p>
              </table:table-cell>
              <table:table-cell office:value-type="float" office:value="83.8685190065779">
                <text:p>83.8685190065779</text:p>
              </table:table-cell>
              <table:table-cell office:value-type="float" office:value="235.006366270903">
                <text:p>235.006366270903</text:p>
              </table:table-cell>
            </table:table-row>
            <table:table-row>
              <table:table-cell office:value-type="string">
                <text:p>225</text:p>
              </table:table-cell>
              <table:table-cell office:value-type="float" office:value="0">
                <text:p>0</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0">
                <text:p>0</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0">
                <text:p>0</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0">
                <text:p>0</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0">
                <text:p>0</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0">
                <text:p>0</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0">
                <text:p>0</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0">
                <text:p>0</text:p>
              </table:table-cell>
              <table:table-cell office:value-type="float" office:value="48.3798018729281">
                <text:p>48.3798018729281</text:p>
              </table:table-cell>
              <table:table-cell office:value-type="float" office:value="228.026210095233">
                <text:p>228.026210095233</text:p>
              </table:table-cell>
            </table:table-row>
            <table:table-row>
              <table:table-cell office:value-type="string">
                <text:p>233</text:p>
              </table:table-cell>
              <table:table-cell office:value-type="float" office:value="0">
                <text:p>0</text:p>
              </table:table-cell>
              <table:table-cell office:value-type="float" office:value="44.1305984983641">
                <text:p>44.1305984983641</text:p>
              </table:table-cell>
              <table:table-cell office:value-type="float" office:value="226.874888500162">
                <text:p>226.874888500162</text:p>
              </table:table-cell>
            </table:table-row>
            <table:table-row>
              <table:table-cell office:value-type="string">
                <text:p>234</text:p>
              </table:table-cell>
              <table:table-cell office:value-type="float" office:value="0">
                <text:p>0</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0">
                <text:p>0</text:p>
              </table:table-cell>
              <table:table-cell office:value-type="float" office:value="35.7853768908938">
                <text:p>35.7853768908938</text:p>
              </table:table-cell>
              <table:table-cell office:value-type="float" office:value="224.393395729456">
                <text:p>224.393395729456</text:p>
              </table:table-cell>
            </table:table-row>
            <table:table-row>
              <table:table-cell office:value-type="string">
                <text:p>236</text:p>
              </table:table-cell>
              <table:table-cell office:value-type="float" office:value="0">
                <text:p>0</text:p>
              </table:table-cell>
              <table:table-cell office:value-type="float" office:value="31.81483309758">
                <text:p>31.81483309758</text:p>
              </table:table-cell>
              <table:table-cell office:value-type="float" office:value="223.18516690242">
                <text:p>223.18516690242</text:p>
              </table:table-cell>
            </table:table-row>
            <table:table-row>
              <table:table-cell office:value-type="string">
                <text:p>237</text:p>
              </table:table-cell>
              <table:table-cell office:value-type="float" office:value="0">
                <text:p>0</text:p>
              </table:table-cell>
              <table:table-cell office:value-type="float" office:value="30.4913127810841">
                <text:p>30.4913127810841</text:p>
              </table:table-cell>
              <table:table-cell office:value-type="float" office:value="224.508687218916">
                <text:p>224.508687218916</text:p>
              </table:table-cell>
            </table:table-row>
            <table:table-row>
              <table:table-cell office:value-type="string">
                <text:p>238</text:p>
              </table:table-cell>
              <table:table-cell office:value-type="float" office:value="0">
                <text:p>0</text:p>
              </table:table-cell>
              <table:table-cell office:value-type="float" office:value="29.2262268703803">
                <text:p>29.2262268703803</text:p>
              </table:table-cell>
              <table:table-cell office:value-type="float" office:value="225.77377312962">
                <text:p>225.77377312962</text:p>
              </table:table-cell>
            </table:table-row>
            <table:table-row>
              <table:table-cell office:value-type="string">
                <text:p>239</text:p>
              </table:table-cell>
              <table:table-cell office:value-type="float" office:value="0">
                <text:p>0</text:p>
              </table:table-cell>
              <table:table-cell office:value-type="float" office:value="28.0203374059168">
                <text:p>28.0203374059168</text:p>
              </table:table-cell>
              <table:table-cell office:value-type="float" office:value="226.979662594083">
                <text:p>226.979662594083</text:p>
              </table:table-cell>
            </table:table-row>
            <table:table-row>
              <table:table-cell office:value-type="string">
                <text:p>240</text:p>
              </table:table-cell>
              <table:table-cell office:value-type="float" office:value="0">
                <text:p>0</text:p>
              </table:table-cell>
              <table:table-cell office:value-type="float" office:value="26.8743707704158">
                <text:p>26.8743707704158</text:p>
              </table:table-cell>
              <table:table-cell office:value-type="float" office:value="228.125629229584">
                <text:p>228.125629229584</text:p>
              </table:table-cell>
            </table:table-row>
            <table:table-row>
              <table:table-cell office:value-type="string">
                <text:p>241</text:p>
              </table:table-cell>
              <table:table-cell office:value-type="float" office:value="0">
                <text:p>0</text:p>
              </table:table-cell>
              <table:table-cell office:value-type="float" office:value="25.7890172513281">
                <text:p>25.7890172513281</text:p>
              </table:table-cell>
              <table:table-cell office:value-type="float" office:value="229.210982748672">
                <text:p>229.210982748672</text:p>
              </table:table-cell>
            </table:table-row>
            <table:table-row>
              <table:table-cell office:value-type="string">
                <text:p>242</text:p>
              </table:table-cell>
              <table:table-cell office:value-type="float" office:value="0">
                <text:p>0</text:p>
              </table:table-cell>
              <table:table-cell office:value-type="float" office:value="24.7649306250296">
                <text:p>24.7649306250296</text:p>
              </table:table-cell>
              <table:table-cell office:value-type="float" office:value="230.23506937497">
                <text:p>230.23506937497</text:p>
              </table:table-cell>
            </table:table-row>
            <table:table-row>
              <table:table-cell office:value-type="string">
                <text:p>243</text:p>
              </table:table-cell>
              <table:table-cell office:value-type="float" office:value="0">
                <text:p>0</text:p>
              </table:table-cell>
              <table:table-cell office:value-type="float" office:value="23.8027277630108">
                <text:p>23.8027277630108</text:p>
              </table:table-cell>
              <table:table-cell office:value-type="float" office:value="231.197272236989">
                <text:p>231.197272236989</text:p>
              </table:table-cell>
            </table:table-row>
            <table:table-row>
              <table:table-cell office:value-type="string">
                <text:p>244</text:p>
              </table:table-cell>
              <table:table-cell office:value-type="float" office:value="0">
                <text:p>0</text:p>
              </table:table-cell>
              <table:table-cell office:value-type="float" office:value="22.9029882602969">
                <text:p>22.9029882602969</text:p>
              </table:table-cell>
              <table:table-cell office:value-type="float" office:value="232.097011739703">
                <text:p>232.097011739703</text:p>
              </table:table-cell>
            </table:table-row>
            <table:table-row>
              <table:table-cell office:value-type="string">
                <text:p>245</text:p>
              </table:table-cell>
              <table:table-cell office:value-type="float" office:value="0">
                <text:p>0</text:p>
              </table:table-cell>
              <table:table-cell office:value-type="float" office:value="22.0662540863208">
                <text:p>22.0662540863208</text:p>
              </table:table-cell>
              <table:table-cell office:value-type="float" office:value="232.933745913679">
                <text:p>232.933745913679</text:p>
              </table:table-cell>
            </table:table-row>
            <table:table-row>
              <table:table-cell office:value-type="string">
                <text:p>246</text:p>
              </table:table-cell>
              <table:table-cell office:value-type="float" office:value="0">
                <text:p>0</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0">
                <text:p>0</text:p>
              </table:table-cell>
              <table:table-cell office:value-type="float" office:value="20.5837795384422">
                <text:p>20.5837795384422</text:p>
              </table:table-cell>
              <table:table-cell office:value-type="float" office:value="234.416220461558">
                <text:p>234.416220461558</text:p>
              </table:table-cell>
            </table:table-row>
            <table:table-row>
              <table:table-cell office:value-type="string">
                <text:p>248</text:p>
              </table:table-cell>
              <table:table-cell office:value-type="float" office:value="0">
                <text:p>0</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0">
                <text:p>0</text:p>
              </table:table-cell>
              <table:table-cell office:value-type="float" office:value="19.3588755304104">
                <text:p>19.3588755304104</text:p>
              </table:table-cell>
              <table:table-cell office:value-type="float" office:value="235.64112446959">
                <text:p>235.64112446959</text:p>
              </table:table-cell>
            </table:table-row>
            <table:table-row>
              <table:table-cell office:value-type="string">
                <text:p>250</text:p>
              </table:table-cell>
              <table:table-cell office:value-type="float" office:value="0">
                <text:p>0</text:p>
              </table:table-cell>
              <table:table-cell office:value-type="float" office:value="18.8439590787702">
                <text:p>18.8439590787702</text:p>
              </table:table-cell>
              <table:table-cell office:value-type="float" office:value="236.15604092123">
                <text:p>236.15604092123</text:p>
              </table:table-cell>
            </table:table-row>
            <table:table-row>
              <table:table-cell office:value-type="string">
                <text:p>251</text:p>
              </table:table-cell>
              <table:table-cell office:value-type="float" office:value="0">
                <text:p>0</text:p>
              </table:table-cell>
              <table:table-cell office:value-type="float" office:value="18.3944929632697">
                <text:p>18.3944929632697</text:p>
              </table:table-cell>
              <table:table-cell office:value-type="float" office:value="236.60550703673">
                <text:p>236.60550703673</text:p>
              </table:table-cell>
            </table:table-row>
            <table:table-row>
              <table:table-cell office:value-type="string">
                <text:p>252</text:p>
              </table:table-cell>
              <table:table-cell office:value-type="float" office:value="0">
                <text:p>0</text:p>
              </table:table-cell>
              <table:table-cell office:value-type="float" office:value="18.0107479254906">
                <text:p>18.0107479254906</text:p>
              </table:table-cell>
              <table:table-cell office:value-type="float" office:value="236.989252074509">
                <text:p>236.989252074509</text:p>
              </table:table-cell>
            </table:table-row>
            <table:table-row>
              <table:table-cell office:value-type="string">
                <text:p>253</text:p>
              </table:table-cell>
              <table:table-cell office:value-type="float" office:value="0">
                <text:p>0</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0">
                <text:p>0</text:p>
              </table:table-cell>
              <table:table-cell office:value-type="float" office:value="17.4413059705843">
                <text:p>17.4413059705843</text:p>
              </table:table-cell>
              <table:table-cell office:value-type="float" office:value="237.558694029416">
                <text:p>237.558694029416</text:p>
              </table:table-cell>
            </table:table-row>
            <table:table-row>
              <table:table-cell office:value-type="string">
                <text:p>255</text:p>
              </table:table-cell>
              <table:table-cell office:value-type="float" office:value="0">
                <text:p>0</text:p>
              </table:table-cell>
              <table:table-cell office:value-type="float" office:value="17.2559520639981">
                <text:p>17.2559520639981</text:p>
              </table:table-cell>
              <table:table-cell office:value-type="float" office:value="237.744047936002">
                <text:p>237.744047936002</text:p>
              </table:table-cell>
            </table:table-row>
            <table:table-row>
              <table:table-cell office:value-type="string">
                <text:p>256</text:p>
              </table:table-cell>
              <table:table-cell office:value-type="float" office:value="0">
                <text:p>0</text:p>
              </table:table-cell>
              <table:table-cell office:value-type="float" office:value="17.137005049598">
                <text:p>17.137005049598</text:p>
              </table:table-cell>
              <table:table-cell office:value-type="float" office:value="237.862994950402">
                <text:p>237.862994950402</text:p>
              </table:table-cell>
            </table:table-row>
            <table:table-row>
              <table:table-cell office:value-type="string">
                <text:p>257</text:p>
              </table:table-cell>
              <table:table-cell office:value-type="float" office:value="0">
                <text:p>0</text:p>
              </table:table-cell>
              <table:table-cell office:value-type="float" office:value="17.0845365766179">
                <text:p>17.0845365766179</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1">
                <text:p>192.271049739671</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9">
                <text:p>200.174587231029</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9">
                <text:p>214.759476802799</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5">
                <text:p>223.451220828875</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2">
                <text:p>227.455462219262</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6">
                <text:p>236.392890447766</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7">
                <text:p>249.244403169867</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3">
                <text:p>252.370614645973</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8">
                <text:p>253.927298317178</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4">
                <text:p>254.584833249084</text:p>
              </table:table-cell>
            </table:table-row>
            <table:table-row>
              <table:table-cell office:value-type="string">
                <text:p>63</text:p>
              </table:table-cell>
              <table:table-cell office:value-type="float" office:value="254.798861504809">
                <text:p>254.798861504809</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8">
                <text:p>254.887577669238</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8">
                <text:p>253.749481823578</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1">
                <text:p>252.723345141631</text:p>
              </table:table-cell>
            </table:table-row>
            <table:table-row>
              <table:table-cell office:value-type="string">
                <text:p>74</text:p>
              </table:table-cell>
              <table:table-cell office:value-type="float" office:value="252.096966073992">
                <text:p>252.096966073992</text:p>
              </table:table-cell>
            </table:table-row>
            <table:table-row>
              <table:table-cell office:value-type="string">
                <text:p>75</text:p>
              </table:table-cell>
              <table:table-cell office:value-type="float" office:value="251.395534452969">
                <text:p>251.395534452969</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7">
                <text:p>246.778943413967</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7">
                <text:p>238.878891843037</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6">
                <text:p>220.462539273096</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6">
                <text:p>97.3977319357316</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9">
                <text:p>91.35472570077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79">
                <text:p>79.5442929809779</text:p>
              </table:table-cell>
            </table:table-row>
            <table:table-row>
              <table:table-cell office:value-type="string">
                <text:p>146</text:p>
              </table:table-cell>
              <table:table-cell office:value-type="float" office:value="76.6594937120311">
                <text:p>76.6594937120311</text:p>
              </table:table-cell>
            </table:table-row>
            <table:table-row>
              <table:table-cell office:value-type="string">
                <text:p>147</text:p>
              </table:table-cell>
              <table:table-cell office:value-type="float" office:value="73.8053188630232">
                <text:p>73.8053188630232</text:p>
              </table:table-cell>
            </table:table-row>
            <table:table-row>
              <table:table-cell office:value-type="string">
                <text:p>148</text:p>
              </table:table-cell>
              <table:table-cell office:value-type="float" office:value="70.9834876821588">
                <text:p>70.9834876821588</text:p>
              </table:table-cell>
            </table:table-row>
            <table:table-row>
              <table:table-cell office:value-type="string">
                <text:p>149</text:p>
              </table:table-cell>
              <table:table-cell office:value-type="float" office:value="68.1956999350261">
                <text:p>68.1956999350261</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7">
                <text:p>62.7289502603287</text:p>
              </table:table-cell>
            </table:table-row>
            <table:table-row>
              <table:table-cell office:value-type="string">
                <text:p>152</text:p>
              </table:table-cell>
              <table:table-cell office:value-type="float" office:value="60.0532812983531">
                <text:p>60.0532812983531</text:p>
              </table:table-cell>
            </table:table-row>
            <table:table-row>
              <table:table-cell office:value-type="string">
                <text:p>153</text:p>
              </table:table-cell>
              <table:table-cell office:value-type="float" office:value="57.4182397177281">
                <text:p>57.4182397177281</text:p>
              </table:table-cell>
            </table:table-row>
            <table:table-row>
              <table:table-cell office:value-type="string">
                <text:p>154</text:p>
              </table:table-cell>
              <table:table-cell office:value-type="float" office:value="54.8254127689714">
                <text:p>54.8254127689714</text:p>
              </table:table-cell>
            </table:table-row>
            <table:table-row>
              <table:table-cell office:value-type="string">
                <text:p>155</text:p>
              </table:table-cell>
              <table:table-cell office:value-type="float" office:value="52.2763622740847">
                <text:p>52.2763622740847</text:p>
              </table:table-cell>
            </table:table-row>
            <table:table-row>
              <table:table-cell office:value-type="string">
                <text:p>156</text:p>
              </table:table-cell>
              <table:table-cell office:value-type="float" office:value="49.7726236857712">
                <text:p>49.7726236857712</text:p>
              </table:table-cell>
            </table:table-row>
            <table:table-row>
              <table:table-cell office:value-type="string">
                <text:p>157</text:p>
              </table:table-cell>
              <table:table-cell office:value-type="float" office:value="47.3157051625356">
                <text:p>47.3157051625356</text:p>
              </table:table-cell>
            </table:table-row>
            <table:table-row>
              <table:table-cell office:value-type="string">
                <text:p>158</text:p>
              </table:table-cell>
              <table:table-cell office:value-type="float" office:value="44.9070866602261">
                <text:p>44.9070866602261</text:p>
              </table:table-cell>
            </table:table-row>
            <table:table-row>
              <table:table-cell office:value-type="string">
                <text:p>159</text:p>
              </table:table-cell>
              <table:table-cell office:value-type="float" office:value="42.5482190405646">
                <text:p>42.5482190405646</text:p>
              </table:table-cell>
            </table:table-row>
            <table:table-row>
              <table:table-cell office:value-type="string">
                <text:p>160</text:p>
              </table:table-cell>
              <table:table-cell office:value-type="float" office:value="40.2405231972013">
                <text:p>40.2405231972013</text:p>
              </table:table-cell>
            </table:table-row>
            <table:table-row>
              <table:table-cell office:value-type="string">
                <text:p>161</text:p>
              </table:table-cell>
              <table:table-cell office:value-type="float" office:value="37.9853891998221">
                <text:p>37.9853891998221</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1">
                <text:p>33.6382078970511</text:p>
              </table:table-cell>
            </table:table-row>
            <table:table-row>
              <table:table-cell office:value-type="string">
                <text:p>164</text:p>
              </table:table-cell>
              <table:table-cell office:value-type="float" office:value="31.5487791711246">
                <text:p>31.5487791711246</text:p>
              </table:table-cell>
            </table:table-row>
            <table:table-row>
              <table:table-cell office:value-type="string">
                <text:p>165</text:p>
              </table:table-cell>
              <table:table-cell office:value-type="float" office:value="29.5171478727781">
                <text:p>29.5171478727781</text:p>
              </table:table-cell>
            </table:table-row>
            <table:table-row>
              <table:table-cell office:value-type="string">
                <text:p>166</text:p>
              </table:table-cell>
              <table:table-cell office:value-type="float" office:value="27.5445377807383">
                <text:p>27.5445377807383</text:p>
              </table:table-cell>
            </table:table-row>
            <table:table-row>
              <table:table-cell office:value-type="string">
                <text:p>167</text:p>
              </table:table-cell>
              <table:table-cell office:value-type="float" office:value="25.6321371215639">
                <text:p>25.6321371215639</text:p>
              </table:table-cell>
            </table:table-row>
            <table:table-row>
              <table:table-cell office:value-type="string">
                <text:p>168</text:p>
              </table:table-cell>
              <table:table-cell office:value-type="float" office:value="23.7810978539027">
                <text:p>23.7810978539027</text:p>
              </table:table-cell>
            </table:table-row>
            <table:table-row>
              <table:table-cell office:value-type="string">
                <text:p>169</text:p>
              </table:table-cell>
              <table:table-cell office:value-type="float" office:value="21.9925349745948">
                <text:p>21.9925349745948</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4">
                <text:p>18.6071095522344</text:p>
              </table:table-cell>
            </table:table-row>
            <table:table-row>
              <table:table-cell office:value-type="string">
                <text:p>172</text:p>
              </table:table-cell>
              <table:table-cell office:value-type="float" office:value="17.0122862628671">
                <text:p>17.0122862628671</text:p>
              </table:table-cell>
            </table:table-row>
            <table:table-row>
              <table:table-cell office:value-type="string">
                <text:p>173</text:p>
              </table:table-cell>
              <table:table-cell office:value-type="float" office:value="15.4840166408534">
                <text:p>15.4840166408534</text:p>
              </table:table-cell>
            </table:table-row>
            <table:table-row>
              <table:table-cell office:value-type="string">
                <text:p>174</text:p>
              </table:table-cell>
              <table:table-cell office:value-type="float" office:value="14.0232212586678">
                <text:p>14.0232212586678</text:p>
              </table:table-cell>
            </table:table-row>
            <table:table-row>
              <table:table-cell office:value-type="string">
                <text:p>175</text:p>
              </table:table-cell>
              <table:table-cell office:value-type="float" office:value="12.6307800448259">
                <text:p>12.6307800448259</text:p>
              </table:table-cell>
            </table:table-row>
            <table:table-row>
              <table:table-cell office:value-type="string">
                <text:p>176</text:p>
              </table:table-cell>
              <table:table-cell office:value-type="float" office:value="11.3075317538482">
                <text:p>11.3075317538482</text:p>
              </table:table-cell>
            </table:table-row>
            <table:table-row>
              <table:table-cell office:value-type="string">
                <text:p>177</text:p>
              </table:table-cell>
              <table:table-cell office:value-type="float" office:value="10.0542734610258">
                <text:p>10.0542734610258</text:p>
              </table:table-cell>
            </table:table-row>
            <table:table-row>
              <table:table-cell office:value-type="string">
                <text:p>178</text:p>
              </table:table-cell>
              <table:table-cell office:value-type="float" office:value="8.87176008229187">
                <text:p>8.87176008229187</text:p>
              </table:table-cell>
            </table:table-row>
            <table:table-row>
              <table:table-cell office:value-type="string">
                <text:p>179</text:p>
              </table:table-cell>
              <table:table-cell office:value-type="float" office:value="7.76070391948878">
                <text:p>7.76070391948878</text:p>
              </table:table-cell>
            </table:table-row>
            <table:table-row>
              <table:table-cell office:value-type="string">
                <text:p>180</text:p>
              </table:table-cell>
              <table:table-cell office:value-type="float" office:value="6.72177423130393">
                <text:p>6.72177423130393</text:p>
              </table:table-cell>
            </table:table-row>
            <table:table-row>
              <table:table-cell office:value-type="string">
                <text:p>181</text:p>
              </table:table-cell>
              <table:table-cell office:value-type="float" office:value="5.7555968301334">
                <text:p>5.7555968301334</text:p>
              </table:table-cell>
            </table:table-row>
            <table:table-row>
              <table:table-cell office:value-type="string">
                <text:p>182</text:p>
              </table:table-cell>
              <table:table-cell office:value-type="float" office:value="4.86275370511592">
                <text:p>4.86275370511592</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2">
                <text:p>3.29917704700642</text:p>
              </table:table-cell>
            </table:table-row>
            <table:table-row>
              <table:table-cell office:value-type="string">
                <text:p>185</text:p>
              </table:table-cell>
              <table:table-cell office:value-type="float" office:value="2.62938535402732">
                <text:p>2.62938535402732</text:p>
              </table:table-cell>
            </table:table-row>
            <table:table-row>
              <table:table-cell office:value-type="string">
                <text:p>186</text:p>
              </table:table-cell>
              <table:table-cell office:value-type="float" office:value="2.03481105009791">
                <text:p>2.03481105009791</text:p>
              </table:table-cell>
            </table:table-row>
            <table:table-row>
              <table:table-cell office:value-type="string">
                <text:p>187</text:p>
              </table:table-cell>
              <table:table-cell office:value-type="float" office:value="1.51581228454636">
                <text:p>1.51581228454636</text:p>
              </table:table-cell>
            </table:table-row>
            <table:table-row>
              <table:table-cell office:value-type="string">
                <text:p>188</text:p>
              </table:table-cell>
              <table:table-cell office:value-type="float" office:value="1.07270168282238">
                <text:p>1.07270168282238</text:p>
              </table:table-cell>
            </table:table-row>
            <table:table-row>
              <table:table-cell office:value-type="string">
                <text:p>189</text:p>
              </table:table-cell>
              <table:table-cell office:value-type="float" office:value="0.705746158183487">
                <text:p>0.705746158183487</text:p>
              </table:table-cell>
            </table:table-row>
            <table:table-row>
              <table:table-cell office:value-type="string">
                <text:p>190</text:p>
              </table:table-cell>
              <table:table-cell office:value-type="float" office:value="0.415166750916399">
                <text:p>0.415166750916399</text:p>
              </table:table-cell>
            </table:table-row>
            <table:table-row>
              <table:table-cell office:value-type="string">
                <text:p>191</text:p>
              </table:table-cell>
              <table:table-cell office:value-type="float" office:value="0.201138495190548">
                <text:p>0.201138495190548</text:p>
              </table:table-cell>
            </table:table-row>
            <table:table-row>
              <table:table-cell office:value-type="string">
                <text:p>192</text:p>
              </table:table-cell>
              <table:table-cell office:value-type="float" office:value="0.0637903136241818">
                <text:p>0.0637903136241818</text:p>
              </table:table-cell>
            </table:table-row>
            <table:table-row>
              <table:table-cell office:value-type="string">
                <text:p>193</text:p>
              </table:table-cell>
              <table:table-cell office:value-type="float" office:value="0.00320493962608737">
                <text:p>0.00320493962608737</text:p>
              </table:table-cell>
            </table:table-row>
            <table:table-row>
              <table:table-cell office:value-type="string">
                <text:p>194</text:p>
              </table:table-cell>
              <table:table-cell office:value-type="float" office:value="0.0194188675601197">
                <text:p>0.0194188675601197</text:p>
              </table:table-cell>
            </table:table-row>
            <table:table-row>
              <table:table-cell office:value-type="string">
                <text:p>195</text:p>
              </table:table-cell>
              <table:table-cell office:value-type="float" office:value="0.112422330762371">
                <text:p>0.112422330762371</text:p>
              </table:table-cell>
            </table:table-row>
            <table:table-row>
              <table:table-cell office:value-type="string">
                <text:p>196</text:p>
              </table:table-cell>
              <table:table-cell office:value-type="float" office:value="0.282159307424251">
                <text:p>0.282159307424251</text:p>
              </table:table-cell>
            </table:table-row>
            <table:table-row>
              <table:table-cell office:value-type="string">
                <text:p>197</text:p>
              </table:table-cell>
              <table:table-cell office:value-type="float" office:value="0.52852755433787">
                <text:p>0.52852755433787</text:p>
              </table:table-cell>
            </table:table-row>
            <table:table-row>
              <table:table-cell office:value-type="string">
                <text:p>198</text:p>
              </table:table-cell>
              <table:table-cell office:value-type="float" office:value="0.851378668483591">
                <text:p>0.851378668483591</text:p>
              </table:table-cell>
            </table:table-row>
            <table:table-row>
              <table:table-cell office:value-type="string">
                <text:p>199</text:p>
              </table:table-cell>
              <table:table-cell office:value-type="float" office:value="1.25051817642246">
                <text:p>1.25051817642246</text:p>
              </table:table-cell>
            </table:table-row>
            <table:table-row>
              <table:table-cell office:value-type="string">
                <text:p>200</text:p>
              </table:table-cell>
              <table:table-cell office:value-type="float" office:value="1.72570565143964">
                <text:p>1.72570565143964</text:p>
              </table:table-cell>
            </table:table-row>
            <table:table-row>
              <table:table-cell office:value-type="string">
                <text:p>201</text:p>
              </table:table-cell>
              <table:table-cell office:value-type="float" office:value="2.27665485836862">
                <text:p>2.27665485836862</text:p>
              </table:table-cell>
            </table:table-row>
            <table:table-row>
              <table:table-cell office:value-type="string">
                <text:p>202</text:p>
              </table:table-cell>
              <table:table-cell office:value-type="float" office:value="2.90303392600845">
                <text:p>2.90303392600845</text:p>
              </table:table-cell>
            </table:table-row>
            <table:table-row>
              <table:table-cell office:value-type="string">
                <text:p>203</text:p>
              </table:table-cell>
              <table:table-cell office:value-type="float" office:value="3.60446554703059">
                <text:p>3.60446554703059</text:p>
              </table:table-cell>
            </table:table-row>
            <table:table-row>
              <table:table-cell office:value-type="string">
                <text:p>204</text:p>
              </table:table-cell>
              <table:table-cell office:value-type="float" office:value="4.38052720525478">
                <text:p>4.38052720525478</text:p>
              </table:table-cell>
            </table:table-row>
            <table:table-row>
              <table:table-cell office:value-type="string">
                <text:p>205</text:p>
              </table:table-cell>
              <table:table-cell office:value-type="float" office:value="5.23075143015691">
                <text:p>5.23075143015691</text:p>
              </table:table-cell>
            </table:table-row>
            <table:table-row>
              <table:table-cell office:value-type="string">
                <text:p>206</text:p>
              </table:table-cell>
              <table:table-cell office:value-type="float" office:value="6.15462607845583">
                <text:p>6.15462607845583</text:p>
              </table:table-cell>
            </table:table-row>
            <table:table-row>
              <table:table-cell office:value-type="string">
                <text:p>207</text:p>
              </table:table-cell>
              <table:table-cell office:value-type="float" office:value="7.15159464260935">
                <text:p>7.15159464260935</text:p>
              </table:table-cell>
            </table:table-row>
            <table:table-row>
              <table:table-cell office:value-type="string">
                <text:p>208</text:p>
              </table:table-cell>
              <table:table-cell office:value-type="float" office:value="8.2210565860334">
                <text:p>8.2210565860334</text:p>
              </table:table-cell>
            </table:table-row>
            <table:table-row>
              <table:table-cell office:value-type="string">
                <text:p>209</text:p>
              </table:table-cell>
              <table:table-cell office:value-type="float" office:value="9.36236770484304">
                <text:p>9.36236770484304</text:p>
              </table:table-cell>
            </table:table-row>
            <table:table-row>
              <table:table-cell office:value-type="string">
                <text:p>210</text:p>
              </table:table-cell>
              <table:table-cell office:value-type="float" office:value="10.5748405158967">
                <text:p>10.5748405158967</text:p>
              </table:table-cell>
            </table:table-row>
            <table:table-row>
              <table:table-cell office:value-type="string">
                <text:p>211</text:p>
              </table:table-cell>
              <table:table-cell office:value-type="float" office:value="11.8577446709102">
                <text:p>11.8577446709102</text:p>
              </table:table-cell>
            </table:table-row>
            <table:table-row>
              <table:table-cell office:value-type="string">
                <text:p>212</text:p>
              </table:table-cell>
              <table:table-cell office:value-type="float" office:value="13.2103073963916">
                <text:p>13.2103073963916</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3">
                <text:p>16.1211081569633</text:p>
              </table:table-cell>
            </table:table-row>
            <table:table-row>
              <table:table-cell office:value-type="string">
                <text:p>215</text:p>
              </table:table-cell>
              <table:table-cell office:value-type="float" office:value="17.6775928345174">
                <text:p>17.6775928345174</text:p>
              </table:table-cell>
            </table:table-row>
            <table:table-row>
              <table:table-cell office:value-type="string">
                <text:p>216</text:p>
              </table:table-cell>
              <table:table-cell office:value-type="float" office:value="19.3002304236237">
                <text:p>19.3002304236237</text:p>
              </table:table-cell>
            </table:table-row>
            <table:table-row>
              <table:table-cell office:value-type="string">
                <text:p>217</text:p>
              </table:table-cell>
              <table:table-cell office:value-type="float" office:value="20.9880435080729">
                <text:p>20.9880435080729</text:p>
              </table:table-cell>
            </table:table-row>
            <table:table-row>
              <table:table-cell office:value-type="string">
                <text:p>218</text:p>
              </table:table-cell>
              <table:table-cell office:value-type="float" office:value="22.7400154123742">
                <text:p>22.7400154123742</text:p>
              </table:table-cell>
            </table:table-row>
            <table:table-row>
              <table:table-cell office:value-type="string">
                <text:p>219</text:p>
              </table:table-cell>
              <table:table-cell office:value-type="float" office:value="24.5550908141629">
                <text:p>24.5550908141629</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6">
                <text:p>28.3701414233906</text:p>
              </table:table-cell>
            </table:table-row>
            <table:table-row>
              <table:table-cell office:value-type="string">
                <text:p>222</text:p>
              </table:table-cell>
              <table:table-cell office:value-type="float" office:value="30.3678185869966">
                <text:p>30.3678185869966</text:p>
              </table:table-cell>
            </table:table-row>
            <table:table-row>
              <table:table-cell office:value-type="string">
                <text:p>223</text:p>
              </table:table-cell>
              <table:table-cell office:value-type="float" office:value="32.4240045446796">
                <text:p>32.4240045446796</text:p>
              </table:table-cell>
            </table:table-row>
            <table:table-row>
              <table:table-cell office:value-type="string">
                <text:p>224</text:p>
              </table:table-cell>
              <table:table-cell office:value-type="float" office:value="34.5374607269044">
                <text:p>34.5374607269044</text:p>
              </table:table-cell>
            </table:table-row>
            <table:table-row>
              <table:table-cell office:value-type="string">
                <text:p>225</text:p>
              </table:table-cell>
              <table:table-cell office:value-type="float" office:value="36.7069140666941">
                <text:p>36.7069140666941</text:p>
              </table:table-cell>
            </table:table-row>
            <table:table-row>
              <table:table-cell office:value-type="string">
                <text:p>226</text:p>
              </table:table-cell>
              <table:table-cell office:value-type="float" office:value="38.9310577664778">
                <text:p>38.93105776647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7">
                <text:p>45.9180737600847</text:p>
              </table:table-cell>
            </table:table-row>
            <table:table-row>
              <table:table-cell office:value-type="string">
                <text:p>230</text:p>
              </table:table-cell>
              <table:table-cell office:value-type="float" office:value="48.3472642763767">
                <text:p>48.3472642763767</text:p>
              </table:table-cell>
            </table:table-row>
            <table:table-row>
              <table:table-cell office:value-type="string">
                <text:p>231</text:p>
              </table:table-cell>
              <table:table-cell office:value-type="float" office:value="50.8241334409572">
                <text:p>50.8241334409572</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1">
                <text:p>55.9149120003831</text:p>
              </table:table-cell>
            </table:table-row>
            <table:table-row>
              <table:table-cell office:value-type="string">
                <text:p>234</text:p>
              </table:table-cell>
              <table:table-cell office:value-type="float" office:value="58.5257549005808">
                <text:p>58.5257549005808</text:p>
              </table:table-cell>
            </table:table-row>
            <table:table-row>
              <table:table-cell office:value-type="string">
                <text:p>235</text:p>
              </table:table-cell>
              <table:table-cell office:value-type="float" office:value="61.1781453069132">
                <text:p>61.1781453069132</text:p>
              </table:table-cell>
            </table:table-row>
            <table:table-row>
              <table:table-cell office:value-type="string">
                <text:p>236</text:p>
              </table:table-cell>
              <table:table-cell office:value-type="float" office:value="63.8704855185789">
                <text:p>63.8704855185789</text:p>
              </table:table-cell>
            </table:table-row>
            <table:table-row>
              <table:table-cell office:value-type="string">
                <text:p>237</text:p>
              </table:table-cell>
              <table:table-cell office:value-type="float" office:value="66.6011537705074">
                <text:p>66.6011537705074</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4">
                <text:p>72.1708728887774</text:p>
              </table:table-cell>
            </table:table-row>
            <table:table-row>
              <table:table-cell office:value-type="string">
                <text:p>240</text:p>
              </table:table-cell>
              <table:table-cell office:value-type="float" office:value="75.0065687645873">
                <text:p>75.0065687645873</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
                <text:p>86.64819244922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